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1+[.C$2])*([.B4]+1)-6-4*[.$A4]-[.B4]" office:value-type="float" office:value="10" calcext:value-type="float">
            <text:p>10</text:p>
          </table:table-cell>
          <table:table-cell table:formula="of:=4/[.C$2]+(1+[.C$2])^([.$A4]-1)*([.C$4]-4/[.C$2])"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EILING((1+[.G$2])*([.F4]+1);1)-6-4*[.$A4]-[.F4]" office:value-type="float" office:value="21" calcext:value-type="float">
            <text:p>21</text:p>
          </table:table-cell>
          <table:table-cell table:formula="of:=4/[.G$2]+(1+[.G$2])^([.$A4]-1)*([.G$4]-4/[.G$2])" office:value-type="float" office:value="21" calcext:value-type="float">
            <text:p>2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CEILING((1+[.K$2])*([.J4]+1);1)-6-4*[.$A4]-[.J4]" office:value-type="float" office:value="15" calcext:value-type="float">
            <text:p>15</text:p>
          </table:table-cell>
          <table:table-cell table:formula="of:=4/[.K$2]+(1+[.K$2])^([.$A4]-1)*([.K$4]-4/[.K$2])" office:value-type="float" office:value="15" calcext:value-type="float">
            <text:p>15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CEILING((1+[.O$2])*([.N4]+1);1)-6-4*[.$A4]-[.N4]" office:value-type="float" office:value="31" calcext:value-type="float">
            <text:p>31</text:p>
          </table:table-cell>
          <table:table-cell table:formula="of:=4/[.O$2]+(1+[.O$2])^([.$A4]-1)*([.O$4]-4/[.O$2])" office:value-type="float" office:value="31" calcext:value-type="float">
            <text:p>31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CEILING((1+[.S$2])*([.R4]+1);1)-6-4*[.$A4]-[.R4]" office:value-type="float" office:value="44" calcext:value-type="float">
            <text:p>44</text:p>
          </table:table-cell>
          <table:table-cell table:formula="of:=4/[.S$2]+(1+[.S$2])^([.$A4]-1)*([.S$4]-4/[.S$2])" office:value-type="float" office:value="44" calcext:value-type="float">
            <text:p>44</text:p>
          </table:table-cell>
          <table:table-cell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table:formula="of:=[.B4]+[.C4]" office:value-type="float" office:value="28" calcext:value-type="float">
            <text:p>28</text:p>
          </table:table-cell>
          <table:table-cell table:formula="of:=(1+[.C$2])*([.B5]+1)-6-4*[.$A5]-[.B5]" office:value-type="float" office:value="16" calcext:value-type="float">
            <text:p>16</text:p>
          </table:table-cell>
          <table:table-cell table:formula="of:=4/[.C$2]+(1+[.C$2])^([.A5]-1)*([.$C$4]-4/[.C$2])" office:value-type="float" office:value="16" calcext:value-type="float">
            <text:p>16</text:p>
          </table:table-cell>
          <table:table-cell table:formula="of:=[.C4]*2-4" office:value-type="float" office:value="16" calcext:value-type="float">
            <text:p>16</text:p>
          </table:table-cell>
          <table:table-cell table:formula="of:=[.F4]+[.G4]" office:value-type="float" office:value="35" calcext:value-type="float">
            <text:p>35</text:p>
          </table:table-cell>
          <table:table-cell table:formula="of:=(1+[.G$2])*([.F5]+1)-6-4*[.$A5]-[.F5]" office:value-type="float" office:value="59" calcext:value-type="float">
            <text:p>59</text:p>
          </table:table-cell>
          <table:table-cell table:formula="of:=4/[.G$2]+(1+[.G$2])^([.$A5]-1)*([.G$4]-4/[.G$2])" office:value-type="float" office:value="59" calcext:value-type="float">
            <text:p>59</text:p>
          </table:table-cell>
          <table:table-cell table:formula="of:=[.G4]*3-4" office:value-type="float" office:value="59" calcext:value-type="float">
            <text:p>59</text:p>
          </table:table-cell>
          <table:table-cell table:formula="of:=[.J4]+[.K4]" office:value-type="float" office:value="61" calcext:value-type="float">
            <text:p>61</text:p>
          </table:table-cell>
          <table:table-cell table:formula="of:=CEILING((1+[.K$2])*([.J5]+1);1)-6-4*[.$A5]-[.J5]" office:value-type="float" office:value="18" calcext:value-type="float">
            <text:p>18</text:p>
          </table:table-cell>
          <table:table-cell table:formula="of:=4/[.K$2]+(1+[.K$2])^([.$A5]-1)*([.K$4]-4/[.K$2])" office:value-type="float" office:value="18.5" calcext:value-type="float">
            <text:p>18.5</text:p>
          </table:table-cell>
          <table:table-cell table:formula="of:=[.K4]*1.5-4" office:value-type="float" office:value="18.5" calcext:value-type="float">
            <text:p>18.5</text:p>
          </table:table-cell>
          <table:table-cell table:formula="of:=[.N4]+[.O4]" office:value-type="float" office:value="190" calcext:value-type="float">
            <text:p>190</text:p>
          </table:table-cell>
          <table:table-cell table:formula="of:=CEILING((1+[.O$2])*([.N5]+1);1)-6-4*[.$A5]-[.N5]" office:value-type="float" office:value="35" calcext:value-type="float">
            <text:p>35</text:p>
          </table:table-cell>
          <table:table-cell table:formula="of:=4/[.O$2]+(1+[.O$2])^([.$A5]-1)*([.O$4]-4/[.O$2])" office:value-type="float" office:value="34.75" calcext:value-type="float">
            <text:p>34.75</text:p>
          </table:table-cell>
          <table:table-cell table:formula="of:=[.O4]*1.25-4" office:value-type="float" office:value="34.75" calcext:value-type="float">
            <text:p>34.75</text:p>
          </table:table-cell>
          <table:table-cell table:formula="of:=[.R4]+[.S4]" office:value-type="float" office:value="564" calcext:value-type="float">
            <text:p>564</text:p>
          </table:table-cell>
          <table:table-cell table:formula="of:=CEILING((1+[.S$2])*([.R5]+1);1)-6-4*[.$A5]-[.R5]" office:value-type="float" office:value="44" calcext:value-type="float">
            <text:p>44</text:p>
          </table:table-cell>
          <table:table-cell table:formula="of:=4/[.S$2]+(1+[.S$2])^([.$A5]-1)*([.S$4]-4/[.S$2])" office:value-type="float" office:value="44.4" calcext:value-type="float">
            <text:p>44.4</text:p>
          </table:table-cell>
          <table:table-cell table:formula="of:=[.S4]*1.25-4" office:value-type="float" office:value="51" calcext:value-type="float">
            <text:p>51</text:p>
          </table:table-cell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table:formula="of:=[.B5]+[.C5]" office:value-type="float" office:value="44" calcext:value-type="float">
            <text:p>44</text:p>
          </table:table-cell>
          <table:table-cell table:formula="of:=(1+[.C$2])*([.B6]+1)-6-4*[.$A6]-[.B6]" office:value-type="float" office:value="28" calcext:value-type="float">
            <text:p>28</text:p>
          </table:table-cell>
          <table:table-cell table:formula="of:=4/[.C$2]+(1+[.C$2])^([.A6]-1)*([.$C$4]-4/[.C$2])" office:value-type="float" office:value="28" calcext:value-type="float">
            <text:p>28</text:p>
          </table:table-cell>
          <table:table-cell table:formula="of:=[.C5]*2-4" office:value-type="float" office:value="28" calcext:value-type="float">
            <text:p>28</text:p>
          </table:table-cell>
          <table:table-cell table:formula="of:=[.F5]+[.G5]" office:value-type="float" office:value="94" calcext:value-type="float">
            <text:p>94</text:p>
          </table:table-cell>
          <table:table-cell table:style-name="ce1" table:formula="of:=(1+[.G$2])*([.F6]+1)-6-4*[.$A6]-[.F6]" office:value-type="float" office:value="173" calcext:value-type="float">
            <text:p>173</text:p>
          </table:table-cell>
          <table:table-cell table:formula="of:=4/[.G$2]+(1+[.G$2])^([.$A6]-1)*([.G$4]-4/[.G$2])" office:value-type="float" office:value="173" calcext:value-type="float">
            <text:p>173</text:p>
          </table:table-cell>
          <table:table-cell table:formula="of:=[.G5]*3-4" office:value-type="float" office:value="173" calcext:value-type="float">
            <text:p>173</text:p>
          </table:table-cell>
          <table:table-cell table:formula="of:=[.J5]+[.K5]" office:value-type="float" office:value="79" calcext:value-type="float">
            <text:p>79</text:p>
          </table:table-cell>
          <table:table-cell table:formula="of:=CEILING((1+[.K$2])*([.J6]+1);1)-6-4*[.$A6]-[.J6]" office:value-type="float" office:value="23" calcext:value-type="float">
            <text:p>23</text:p>
          </table:table-cell>
          <table:table-cell table:formula="of:=4/[.K$2]+(1+[.K$2])^([.$A6]-1)*([.K$4]-4/[.K$2])" office:value-type="float" office:value="23.75" calcext:value-type="float">
            <text:p>23.75</text:p>
          </table:table-cell>
          <table:table-cell table:formula="of:=[.K5]*1.5-4" office:value-type="float" office:value="23" calcext:value-type="float">
            <text:p>23</text:p>
          </table:table-cell>
          <table:table-cell table:formula="of:=[.N5]+[.O5]" office:value-type="float" office:value="225" calcext:value-type="float">
            <text:p>225</text:p>
          </table:table-cell>
          <table:table-cell table:formula="of:=CEILING((1+[.O$2])*([.N6]+1);1)-6-4*[.$A6]-[.N6]" office:value-type="float" office:value="40" calcext:value-type="float">
            <text:p>40</text:p>
          </table:table-cell>
          <table:table-cell table:formula="of:=4/[.O$2]+(1+[.O$2])^([.$A6]-1)*([.O$4]-4/[.O$2])" office:value-type="float" office:value="39.4375" calcext:value-type="float">
            <text:p>39.4375</text:p>
          </table:table-cell>
          <table:table-cell table:formula="of:=[.O5]*1.25-4" office:value-type="float" office:value="39.75" calcext:value-type="float">
            <text:p>39.75</text:p>
          </table:table-cell>
          <table:table-cell table:formula="of:=[.R5]+[.S5]" office:value-type="float" office:value="608" calcext:value-type="float">
            <text:p>608</text:p>
          </table:table-cell>
          <table:table-cell table:formula="of:=CEILING((1+[.S$2])*([.R6]+1);1)-6-4*[.$A6]-[.R6]" office:value-type="float" office:value="44" calcext:value-type="float">
            <text:p>44</text:p>
          </table:table-cell>
          <table:table-cell table:formula="of:=4/[.S$2]+(1+[.S$2])^([.$A6]-1)*([.S$4]-4/[.S$2])" office:value-type="float" office:value="44.84" calcext:value-type="float">
            <text:p>44.84</text:p>
          </table:table-cell>
          <table:table-cell table:formula="of:=[.S5]*1.25-4" office:value-type="float" office:value="51" calcext:value-type="float">
            <text:p>51</text:p>
          </table:table-cell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table:formula="of:=[.B6]+[.C6]" office:value-type="float" office:value="72" calcext:value-type="float">
            <text:p>72</text:p>
          </table:table-cell>
          <table:table-cell table:formula="of:=(1+[.C$2])*([.B7]+1)-6-4*[.$A7]-[.B7]" office:value-type="float" office:value="52" calcext:value-type="float">
            <text:p>52</text:p>
          </table:table-cell>
          <table:table-cell table:formula="of:=4/[.C$2]+(1+[.C$2])^([.A7]-1)*([.$C$4]-4/[.C$2])" office:value-type="float" office:value="52" calcext:value-type="float">
            <text:p>52</text:p>
          </table:table-cell>
          <table:table-cell table:formula="of:=[.C6]*2-4" office:value-type="float" office:value="52" calcext:value-type="float">
            <text:p>52</text:p>
          </table:table-cell>
          <table:table-cell table:formula="of:=[.F6]+[.G6]" office:value-type="float" office:value="267" calcext:value-type="float">
            <text:p>267</text:p>
          </table:table-cell>
          <table:table-cell table:formula="of:=(1+[.G$2])*([.F7]+1)-6-4*[.$A7]-[.F7]" office:value-type="float" office:value="515" calcext:value-type="float">
            <text:p>515</text:p>
          </table:table-cell>
          <table:table-cell table:formula="of:=4/[.G$2]+(1+[.G$2])^([.$A7]-1)*([.G$4]-4/[.G$2])" office:value-type="float" office:value="515" calcext:value-type="float">
            <text:p>515</text:p>
          </table:table-cell>
          <table:table-cell table:formula="of:=[.G6]*3-4" office:value-type="float" office:value="515" calcext:value-type="float">
            <text:p>515</text:p>
          </table:table-cell>
          <table:table-cell table:formula="of:=[.J6]+[.K6]" office:value-type="float" office:value="102" calcext:value-type="float">
            <text:p>102</text:p>
          </table:table-cell>
          <table:table-cell table:formula="of:=CEILING((1+[.K$2])*([.J7]+1);1)-6-4*[.$A7]-[.J7]" office:value-type="float" office:value="31" calcext:value-type="float">
            <text:p>31</text:p>
          </table:table-cell>
          <table:table-cell table:formula="of:=4/[.K$2]+(1+[.K$2])^([.$A7]-1)*([.K$4]-4/[.K$2])" office:value-type="float" office:value="31.625" calcext:value-type="float">
            <text:p>31.625</text:p>
          </table:table-cell>
          <table:table-cell table:formula="of:=[.K6]*1.5-4" office:value-type="float" office:value="30.5" calcext:value-type="float">
            <text:p>30.5</text:p>
          </table:table-cell>
          <table:table-cell table:formula="of:=[.N6]+[.O6]" office:value-type="float" office:value="265" calcext:value-type="float">
            <text:p>265</text:p>
          </table:table-cell>
          <table:table-cell table:formula="of:=CEILING((1+[.O$2])*([.N7]+1);1)-6-4*[.$A7]-[.N7]" office:value-type="float" office:value="46" calcext:value-type="float">
            <text:p>46</text:p>
          </table:table-cell>
          <table:table-cell table:formula="of:=4/[.O$2]+(1+[.O$2])^([.$A7]-1)*([.O$4]-4/[.O$2])" office:value-type="float" office:value="45.296875" calcext:value-type="float">
            <text:p>45.296875</text:p>
          </table:table-cell>
          <table:table-cell table:formula="of:=[.O6]*1.25-4" office:value-type="float" office:value="46" calcext:value-type="float">
            <text:p>46</text:p>
          </table:table-cell>
          <table:table-cell table:formula="of:=[.R6]+[.S6]" office:value-type="float" office:value="652" calcext:value-type="float">
            <text:p>652</text:p>
          </table:table-cell>
          <table:table-cell table:formula="of:=CEILING((1+[.S$2])*([.R7]+1);1)-6-4*[.$A7]-[.R7]" office:value-type="float" office:value="45" calcext:value-type="float">
            <text:p>45</text:p>
          </table:table-cell>
          <table:table-cell table:formula="of:=4/[.S$2]+(1+[.S$2])^([.$A7]-1)*([.S$4]-4/[.S$2])" office:value-type="float" office:value="45.324" calcext:value-type="float">
            <text:p>45.324</text:p>
          </table:table-cell>
          <table:table-cell table:formula="of:=[.S6]*1.25-4" office:value-type="float" office:value="51" calcext:value-type="float">
            <text:p>51</text:p>
          </table:table-cell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table:formula="of:=[.B7]+[.C7]" office:value-type="float" office:value="124" calcext:value-type="float">
            <text:p>124</text:p>
          </table:table-cell>
          <table:table-cell table:formula="of:=(1+[.C$2])*([.B8]+1)-6-4*[.$A8]-[.B8]" office:value-type="float" office:value="100" calcext:value-type="float">
            <text:p>100</text:p>
          </table:table-cell>
          <table:table-cell table:formula="of:=4/[.C$2]+(1+[.C$2])^([.A8]-1)*([.$C$4]-4/[.C$2])" office:value-type="float" office:value="100" calcext:value-type="float">
            <text:p>100</text:p>
          </table:table-cell>
          <table:table-cell table:formula="of:=[.C7]*2-4" office:value-type="float" office:value="100" calcext:value-type="float">
            <text:p>100</text:p>
          </table:table-cell>
          <table:table-cell table:formula="of:=[.F7]+[.G7]" office:value-type="float" office:value="782" calcext:value-type="float">
            <text:p>782</text:p>
          </table:table-cell>
          <table:table-cell table:formula="of:=(1+[.G$2])*([.F8]+1)-6-4*[.$A8]-[.F8]" office:value-type="float" office:value="1541" calcext:value-type="float">
            <text:p>1541</text:p>
          </table:table-cell>
          <table:table-cell table:formula="of:=4/[.G$2]+(1+[.G$2])^([.$A8]-1)*([.G$4]-4/[.G$2])" office:value-type="float" office:value="1541" calcext:value-type="float">
            <text:p>1541</text:p>
          </table:table-cell>
          <table:table-cell table:formula="of:=[.G7]*3-4" office:value-type="float" office:value="1541" calcext:value-type="float">
            <text:p>1541</text:p>
          </table:table-cell>
          <table:table-cell table:formula="of:=[.J7]+[.K7]" office:value-type="float" office:value="133" calcext:value-type="float">
            <text:p>133</text:p>
          </table:table-cell>
          <table:table-cell table:formula="of:=CEILING((1+[.K$2])*([.J8]+1);1)-6-4*[.$A8]-[.J8]" office:value-type="float" office:value="42" calcext:value-type="float">
            <text:p>42</text:p>
          </table:table-cell>
          <table:table-cell table:formula="of:=4/[.K$2]+(1+[.K$2])^([.$A8]-1)*([.K$4]-4/[.K$2])" office:value-type="float" office:value="43.4375" calcext:value-type="float">
            <text:p>43.4375</text:p>
          </table:table-cell>
          <table:table-cell table:formula="of:=[.K7]*1.5-4" office:value-type="float" office:value="42.5" calcext:value-type="float">
            <text:p>42.5</text:p>
          </table:table-cell>
          <table:table-cell table:formula="of:=[.N7]+[.O7]" office:value-type="float" office:value="311" calcext:value-type="float">
            <text:p>311</text:p>
          </table:table-cell>
          <table:table-cell table:formula="of:=CEILING((1+[.O$2])*([.N8]+1);1)-6-4*[.$A8]-[.N8]" office:value-type="float" office:value="53" calcext:value-type="float">
            <text:p>53</text:p>
          </table:table-cell>
          <table:table-cell table:formula="of:=4/[.O$2]+(1+[.O$2])^([.$A8]-1)*([.O$4]-4/[.O$2])" office:value-type="float" office:value="52.62109375" calcext:value-type="float">
            <text:p>52.62109375</text:p>
          </table:table-cell>
          <table:table-cell table:formula="of:=[.O7]*1.25-4" office:value-type="float" office:value="53.5" calcext:value-type="float">
            <text:p>53.5</text:p>
          </table:table-cell>
          <table:table-cell table:formula="of:=[.R7]+[.S7]" office:value-type="float" office:value="697" calcext:value-type="float">
            <text:p>697</text:p>
          </table:table-cell>
          <table:table-cell table:formula="of:=CEILING((1+[.S$2])*([.R8]+1);1)-6-4*[.$A8]-[.R8]" office:value-type="float" office:value="45" calcext:value-type="float">
            <text:p>45</text:p>
          </table:table-cell>
          <table:table-cell table:formula="of:=4/[.S$2]+(1+[.S$2])^([.$A8]-1)*([.S$4]-4/[.S$2])" office:value-type="float" office:value="45.8564" calcext:value-type="float">
            <text:p>45.8564</text:p>
          </table:table-cell>
          <table:table-cell table:formula="of:=[.S7]*1.25-4" office:value-type="float" office:value="52.25" calcext:value-type="float">
            <text:p>52.25</text:p>
          </table:table-cell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table:formula="of:=[.B8]+[.C8]" office:value-type="float" office:value="224" calcext:value-type="float">
            <text:p>224</text:p>
          </table:table-cell>
          <table:table-cell table:style-name="ce1" table:formula="of:=(1+[.C$2])*([.B9]+1)-6-4*[.$A9]-[.B9]" office:value-type="float" office:value="196" calcext:value-type="float">
            <text:p>196</text:p>
          </table:table-cell>
          <table:table-cell table:formula="of:=4/[.C$2]+(1+[.C$2])^([.A9]-1)*([.$C$4]-4/[.C$2])" office:value-type="float" office:value="196" calcext:value-type="float">
            <text:p>196</text:p>
          </table:table-cell>
          <table:table-cell table:formula="of:=[.C8]*2-4" office:value-type="float" office:value="196" calcext:value-type="float">
            <text:p>196</text:p>
          </table:table-cell>
          <table:table-cell table:formula="of:=[.F8]+[.G8]" office:value-type="float" office:value="2323" calcext:value-type="float">
            <text:p>2323</text:p>
          </table:table-cell>
          <table:table-cell table:formula="of:=(1+[.G$2])*([.F9]+1)-6-4*[.$A9]-[.F9]" office:value-type="float" office:value="4619" calcext:value-type="float">
            <text:p>4619</text:p>
          </table:table-cell>
          <table:table-cell table:formula="of:=4/[.G$2]+(1+[.G$2])^([.$A9]-1)*([.G$4]-4/[.G$2])" office:value-type="float" office:value="4619" calcext:value-type="float">
            <text:p>4619</text:p>
          </table:table-cell>
          <table:table-cell table:formula="of:=[.G8]*3-4" office:value-type="float" office:value="4619" calcext:value-type="float">
            <text:p>4619</text:p>
          </table:table-cell>
          <table:table-cell table:formula="of:=[.J8]+[.K8]" office:value-type="float" office:value="175" calcext:value-type="float">
            <text:p>175</text:p>
          </table:table-cell>
          <table:table-cell table:formula="of:=CEILING((1+[.K$2])*([.J9]+1);1)-6-4*[.$A9]-[.J9]" office:value-type="float" office:value="59" calcext:value-type="float">
            <text:p>59</text:p>
          </table:table-cell>
          <table:table-cell table:formula="of:=4/[.K$2]+(1+[.K$2])^([.$A9]-1)*([.K$4]-4/[.K$2])" office:value-type="float" office:value="61.15625" calcext:value-type="float">
            <text:p>61.15625</text:p>
          </table:table-cell>
          <table:table-cell table:formula="of:=[.K8]*1.5-4" office:value-type="float" office:value="59" calcext:value-type="float">
            <text:p>59</text:p>
          </table:table-cell>
          <table:table-cell table:formula="of:=[.N8]+[.O8]" office:value-type="float" office:value="364" calcext:value-type="float">
            <text:p>364</text:p>
          </table:table-cell>
          <table:table-cell table:formula="of:=CEILING((1+[.O$2])*([.N9]+1);1)-6-4*[.$A9]-[.N9]" office:value-type="float" office:value="63" calcext:value-type="float">
            <text:p>63</text:p>
          </table:table-cell>
          <table:table-cell table:formula="of:=4/[.O$2]+(1+[.O$2])^([.$A9]-1)*([.O$4]-4/[.O$2])" office:value-type="float" office:value="61.7763671875" calcext:value-type="float">
            <text:p>61.7763671875</text:p>
          </table:table-cell>
          <table:table-cell table:formula="of:=[.O8]*1.25-4" office:value-type="float" office:value="62.25" calcext:value-type="float">
            <text:p>62.25</text:p>
          </table:table-cell>
          <table:table-cell table:formula="of:=[.R8]+[.S8]" office:value-type="float" office:value="742" calcext:value-type="float">
            <text:p>742</text:p>
          </table:table-cell>
          <table:table-cell table:formula="of:=CEILING((1+[.S$2])*([.R9]+1);1)-6-4*[.$A9]-[.R9]" office:value-type="float" office:value="46" calcext:value-type="float">
            <text:p>46</text:p>
          </table:table-cell>
          <table:table-cell table:formula="of:=4/[.S$2]+(1+[.S$2])^([.$A9]-1)*([.S$4]-4/[.S$2])" office:value-type="float" office:value="46.44204" calcext:value-type="float">
            <text:p>46.44204</text:p>
          </table:table-cell>
          <table:table-cell table:formula="of:=[.S8]*1.25-4" office:value-type="float" office:value="52.25" calcext:value-type="float">
            <text:p>52.25</text:p>
          </table:table-cell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table:formula="of:=[.B9]+[.C9]" office:value-type="float" office:value="420" calcext:value-type="float">
            <text:p>420</text:p>
          </table:table-cell>
          <table:table-cell table:formula="of:=(1+[.C$2])*([.B10]+1)-6-4*[.$A10]-[.B10]" office:value-type="float" office:value="388" calcext:value-type="float">
            <text:p>388</text:p>
          </table:table-cell>
          <table:table-cell table:formula="of:=4/[.C$2]+(1+[.C$2])^([.A10]-1)*([.$C$4]-4/[.C$2])" office:value-type="float" office:value="388" calcext:value-type="float">
            <text:p>388</text:p>
          </table:table-cell>
          <table:table-cell table:formula="of:=[.C9]*2-4" office:value-type="float" office:value="388" calcext:value-type="float">
            <text:p>388</text:p>
          </table:table-cell>
          <table:table-cell table:formula="of:=[.F9]+[.G9]" office:value-type="float" office:value="6942" calcext:value-type="float">
            <text:p>6942</text:p>
          </table:table-cell>
          <table:table-cell table:formula="of:=(1+[.G$2])*([.F10]+1)-6-4*[.$A10]-[.F10]" office:value-type="float" office:value="13853" calcext:value-type="float">
            <text:p>13853</text:p>
          </table:table-cell>
          <table:table-cell table:formula="of:=4/[.G$2]+(1+[.G$2])^([.$A10]-1)*([.G$4]-4/[.G$2])" office:value-type="float" office:value="13853" calcext:value-type="float">
            <text:p>13853</text:p>
          </table:table-cell>
          <table:table-cell table:formula="of:=[.G9]*3-4" office:value-type="float" office:value="13853" calcext:value-type="float">
            <text:p>13853</text:p>
          </table:table-cell>
          <table:table-cell table:formula="of:=[.J9]+[.K9]" office:value-type="float" office:value="234" calcext:value-type="float">
            <text:p>234</text:p>
          </table:table-cell>
          <table:table-cell table:formula="of:=CEILING((1+[.K$2])*([.J10]+1);1)-6-4*[.$A10]-[.J10]" office:value-type="float" office:value="85" calcext:value-type="float">
            <text:p>85</text:p>
          </table:table-cell>
          <table:table-cell table:formula="of:=4/[.K$2]+(1+[.K$2])^([.$A10]-1)*([.K$4]-4/[.K$2])" office:value-type="float" office:value="87.734375" calcext:value-type="float">
            <text:p>87.734375</text:p>
          </table:table-cell>
          <table:table-cell table:formula="of:=[.K9]*1.5-4" office:value-type="float" office:value="84.5" calcext:value-type="float">
            <text:p>84.5</text:p>
          </table:table-cell>
          <table:table-cell table:formula="of:=[.N9]+[.O9]" office:value-type="float" office:value="427" calcext:value-type="float">
            <text:p>427</text:p>
          </table:table-cell>
          <table:table-cell table:formula="of:=CEILING((1+[.O$2])*([.N10]+1);1)-6-4*[.$A10]-[.N10]" office:value-type="float" office:value="74" calcext:value-type="float">
            <text:p>74</text:p>
          </table:table-cell>
          <table:table-cell table:formula="of:=4/[.O$2]+(1+[.O$2])^([.$A10]-1)*([.O$4]-4/[.O$2])" office:value-type="float" office:value="73.220458984375" calcext:value-type="float">
            <text:p>73.2204589844</text:p>
          </table:table-cell>
          <table:table-cell table:formula="of:=[.O9]*1.25-4" office:value-type="float" office:value="74.75" calcext:value-type="float">
            <text:p>74.75</text:p>
          </table:table-cell>
          <table:table-cell table:formula="of:=[.R9]+[.S9]" office:value-type="float" office:value="788" calcext:value-type="float">
            <text:p>788</text:p>
          </table:table-cell>
          <table:table-cell table:formula="of:=CEILING((1+[.S$2])*([.R10]+1);1)-6-4*[.$A10]-[.R10]" office:value-type="float" office:value="46" calcext:value-type="float">
            <text:p>46</text:p>
          </table:table-cell>
          <table:table-cell table:formula="of:=4/[.S$2]+(1+[.S$2])^([.$A10]-1)*([.S$4]-4/[.S$2])" office:value-type="float" office:value="47.086244" calcext:value-type="float">
            <text:p>47.086244</text:p>
          </table:table-cell>
          <table:table-cell table:formula="of:=[.S9]*1.25-4" office:value-type="float" office:value="53.5" calcext:value-type="float">
            <text:p>53.5</text:p>
          </table:table-cell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table:formula="of:=[.B10]+[.C10]" office:value-type="float" office:value="808" calcext:value-type="float">
            <text:p>808</text:p>
          </table:table-cell>
          <table:table-cell table:formula="of:=(1+[.C$2])*([.B11]+1)-6-4*[.$A11]-[.B11]" office:value-type="float" office:value="772" calcext:value-type="float">
            <text:p>772</text:p>
          </table:table-cell>
          <table:table-cell table:formula="of:=4/[.C$2]+(1+[.C$2])^([.A11]-1)*([.$C$4]-4/[.C$2])" office:value-type="float" office:value="772" calcext:value-type="float">
            <text:p>772</text:p>
          </table:table-cell>
          <table:table-cell table:formula="of:=[.C10]*2-4" office:value-type="float" office:value="772" calcext:value-type="float">
            <text:p>772</text:p>
          </table:table-cell>
          <table:table-cell table:formula="of:=[.F10]+[.G10]" office:value-type="float" office:value="20795" calcext:value-type="float">
            <text:p>20795</text:p>
          </table:table-cell>
          <table:table-cell table:formula="of:=(1+[.G$2])*([.F11]+1)-6-4*[.$A11]-[.F11]" office:value-type="float" office:value="41555" calcext:value-type="float">
            <text:p>41555</text:p>
          </table:table-cell>
          <table:table-cell table:formula="of:=4/[.G$2]+(1+[.G$2])^([.$A11]-1)*([.G$4]-4/[.G$2])" office:value-type="float" office:value="41555" calcext:value-type="float">
            <text:p>41555</text:p>
          </table:table-cell>
          <table:table-cell table:formula="of:=[.G10]*3-4" office:value-type="float" office:value="41555" calcext:value-type="float">
            <text:p>41555</text:p>
          </table:table-cell>
          <table:table-cell table:formula="of:=[.J10]+[.K10]" office:value-type="float" office:value="319" calcext:value-type="float">
            <text:p>319</text:p>
          </table:table-cell>
          <table:table-cell table:formula="of:=CEILING((1+[.K$2])*([.J11]+1);1)-6-4*[.$A11]-[.J11]" office:value-type="float" office:value="123" calcext:value-type="float">
            <text:p>123</text:p>
          </table:table-cell>
          <table:table-cell table:formula="of:=4/[.K$2]+(1+[.K$2])^([.$A11]-1)*([.K$4]-4/[.K$2])" office:value-type="float" office:value="127.6015625" calcext:value-type="float">
            <text:p>127.6015625</text:p>
          </table:table-cell>
          <table:table-cell table:formula="of:=[.K10]*1.5-4" office:value-type="float" office:value="123.5" calcext:value-type="float">
            <text:p>123.5</text:p>
          </table:table-cell>
          <table:table-cell table:formula="of:=[.N10]+[.O10]" office:value-type="float" office:value="501" calcext:value-type="float">
            <text:p>501</text:p>
          </table:table-cell>
          <table:table-cell table:formula="of:=CEILING((1+[.O$2])*([.N11]+1);1)-6-4*[.$A11]-[.N11]" office:value-type="float" office:value="89" calcext:value-type="float">
            <text:p>89</text:p>
          </table:table-cell>
          <table:table-cell table:formula="of:=4/[.O$2]+(1+[.O$2])^([.$A11]-1)*([.O$4]-4/[.O$2])" office:value-type="float" office:value="87.5255737304687" calcext:value-type="float">
            <text:p>87.5255737305</text:p>
          </table:table-cell>
          <table:table-cell table:formula="of:=[.O10]*1.25-4" office:value-type="float" office:value="88.5" calcext:value-type="float">
            <text:p>88.5</text:p>
          </table:table-cell>
          <table:table-cell table:formula="of:=[.R10]+[.S10]" office:value-type="float" office:value="834" calcext:value-type="float">
            <text:p>834</text:p>
          </table:table-cell>
          <table:table-cell table:formula="of:=CEILING((1+[.S$2])*([.R11]+1);1)-6-4*[.$A11]-[.R11]" office:value-type="float" office:value="47" calcext:value-type="float">
            <text:p>47</text:p>
          </table:table-cell>
          <table:table-cell table:formula="of:=4/[.S$2]+(1+[.S$2])^([.$A11]-1)*([.S$4]-4/[.S$2])" office:value-type="float" office:value="47.7948684" calcext:value-type="float">
            <text:p>47.7948684</text:p>
          </table:table-cell>
          <table:table-cell table:formula="of:=[.S10]*1.25-4" office:value-type="float" office:value="53.5" calcext:value-type="float">
            <text:p>53.5</text:p>
          </table:table-cell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table:formula="of:=[.B11]+[.C11]" office:value-type="float" office:value="1580" calcext:value-type="float">
            <text:p>1580</text:p>
          </table:table-cell>
          <table:table-cell table:formula="of:=(1+[.C$2])*([.B12]+1)-6-4*[.$A12]-[.B12]" office:value-type="float" office:value="1540" calcext:value-type="float">
            <text:p>1540</text:p>
          </table:table-cell>
          <table:table-cell table:formula="of:=4/[.C$2]+(1+[.C$2])^([.A12]-1)*([.$C$4]-4/[.C$2])" office:value-type="float" office:value="1540" calcext:value-type="float">
            <text:p>1540</text:p>
          </table:table-cell>
          <table:table-cell table:formula="of:=[.C11]*2-4" office:value-type="float" office:value="1540" calcext:value-type="float">
            <text:p>1540</text:p>
          </table:table-cell>
          <table:table-cell table:formula="of:=[.F11]+[.G11]" office:value-type="float" office:value="62350" calcext:value-type="float">
            <text:p>62350</text:p>
          </table:table-cell>
          <table:table-cell table:formula="of:=(1+[.G$2])*([.F12]+1)-6-4*[.$A12]-[.F12]" office:value-type="float" office:value="124661" calcext:value-type="float">
            <text:p>124661</text:p>
          </table:table-cell>
          <table:table-cell table:formula="of:=4/[.G$2]+(1+[.G$2])^([.$A12]-1)*([.G$4]-4/[.G$2])" office:value-type="float" office:value="124661" calcext:value-type="float">
            <text:p>124661</text:p>
          </table:table-cell>
          <table:table-cell table:formula="of:=[.G11]*3-4" office:value-type="float" office:value="124661" calcext:value-type="float">
            <text:p>124661</text:p>
          </table:table-cell>
          <table:table-cell table:formula="of:=[.J11]+[.K11]" office:value-type="float" office:value="442" calcext:value-type="float">
            <text:p>442</text:p>
          </table:table-cell>
          <table:table-cell table:style-name="ce1" table:formula="of:=CEILING((1+[.K$2])*([.J12]+1);1)-6-4*[.$A12]-[.J12]" office:value-type="float" office:value="181" calcext:value-type="float">
            <text:p>181</text:p>
          </table:table-cell>
          <table:table-cell table:formula="of:=4/[.K$2]+(1+[.K$2])^([.$A12]-1)*([.K$4]-4/[.K$2])" office:value-type="float" office:value="187.40234375" calcext:value-type="float">
            <text:p>187.40234375</text:p>
          </table:table-cell>
          <table:table-cell table:formula="of:=[.K11]*1.5-4" office:value-type="float" office:value="180.5" calcext:value-type="float">
            <text:p>180.5</text:p>
          </table:table-cell>
          <table:table-cell table:formula="of:=[.N11]+[.O11]" office:value-type="float" office:value="590" calcext:value-type="float">
            <text:p>590</text:p>
          </table:table-cell>
          <table:table-cell table:style-name="ce2" table:formula="of:=CEILING((1+[.O$2])*([.N12]+1);1)-6-4*[.$A12]-[.N12]" office:value-type="float" office:value="107" calcext:value-type="float">
            <text:p>107</text:p>
          </table:table-cell>
          <table:table-cell table:formula="of:=4/[.O$2]+(1+[.O$2])^([.$A12]-1)*([.O$4]-4/[.O$2])" office:value-type="float" office:value="105.406967163086" calcext:value-type="float">
            <text:p>105.4069671631</text:p>
          </table:table-cell>
          <table:table-cell table:formula="of:=[.O11]*1.25-4" office:value-type="float" office:value="107.25" calcext:value-type="float">
            <text:p>107.25</text:p>
          </table:table-cell>
          <table:table-cell table:formula="of:=[.R11]+[.S11]" office:value-type="float" office:value="881" calcext:value-type="float">
            <text:p>881</text:p>
          </table:table-cell>
          <table:table-cell table:style-name="ce2" table:formula="of:=CEILING((1+[.S$2])*([.R12]+1);1)-6-4*[.$A12]-[.R12]" office:value-type="float" office:value="48" calcext:value-type="float">
            <text:p>48</text:p>
          </table:table-cell>
          <table:table-cell table:formula="of:=4/[.S$2]+(1+[.S$2])^([.$A12]-1)*([.S$4]-4/[.S$2])" office:value-type="float" office:value="48.57435524" calcext:value-type="float">
            <text:p>48.57435524</text:p>
          </table:table-cell>
          <table:table-cell table:formula="of:=[.S11]*1.25-4" office:value-type="float" office:value="54.75" calcext:value-type="float">
            <text:p>54.75</text:p>
          </table:table-cell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table:formula="of:=[.B12]+[.C12]" office:value-type="float" office:value="3120" calcext:value-type="float">
            <text:p>3120</text:p>
          </table:table-cell>
          <table:table-cell table:formula="of:=(1+[.C$2])*([.B13]+1)-6-4*[.$A13]-[.B13]" office:value-type="float" office:value="3076" calcext:value-type="float">
            <text:p>3076</text:p>
          </table:table-cell>
          <table:table-cell table:formula="of:=4/[.C$2]+(1+[.C$2])^([.A13]-1)*([.$C$4]-4/[.C$2])" office:value-type="float" office:value="3076" calcext:value-type="float">
            <text:p>3076</text:p>
          </table:table-cell>
          <table:table-cell table:formula="of:=[.C12]*2-4" office:value-type="float" office:value="3076" calcext:value-type="float">
            <text:p>3076</text:p>
          </table:table-cell>
          <table:table-cell table:formula="of:=[.F12]+[.G12]" office:value-type="float" office:value="187011" calcext:value-type="float">
            <text:p>187011</text:p>
          </table:table-cell>
          <table:table-cell table:formula="of:=(1+[.G$2])*([.F13]+1)-6-4*[.$A13]-[.F13]" office:value-type="float" office:value="373979" calcext:value-type="float">
            <text:p>373979</text:p>
          </table:table-cell>
          <table:table-cell table:formula="of:=4/[.G$2]+(1+[.G$2])^([.$A13]-1)*([.G$4]-4/[.G$2])" office:value-type="float" office:value="373979" calcext:value-type="float">
            <text:p>373979</text:p>
          </table:table-cell>
          <table:table-cell table:formula="of:=[.G12]*3-4" office:value-type="float" office:value="373979" calcext:value-type="float">
            <text:p>373979</text:p>
          </table:table-cell>
          <table:table-cell table:formula="of:=[.J12]+[.K12]" office:value-type="float" office:value="623" calcext:value-type="float">
            <text:p>623</text:p>
          </table:table-cell>
          <table:table-cell table:formula="of:=CEILING((1+[.K$2])*([.J13]+1);1)-6-4*[.$A13]-[.J13]" office:value-type="float" office:value="267" calcext:value-type="float">
            <text:p>267</text:p>
          </table:table-cell>
          <table:table-cell table:formula="of:=4/[.K$2]+(1+[.K$2])^([.$A13]-1)*([.K$4]-4/[.K$2])" office:value-type="float" office:value="277.103515625" calcext:value-type="float">
            <text:p>277.103515625</text:p>
          </table:table-cell>
          <table:table-cell table:formula="of:=[.K12]*1.5-4" office:value-type="float" office:value="267.5" calcext:value-type="float">
            <text:p>267.5</text:p>
          </table:table-cell>
          <table:table-cell table:formula="of:=[.N12]+[.O12]" office:value-type="float" office:value="697" calcext:value-type="float">
            <text:p>697</text:p>
          </table:table-cell>
          <table:table-cell table:formula="of:=CEILING((1+[.O$2])*([.N13]+1);1)-6-4*[.$A13]-[.N13]" office:value-type="float" office:value="130" calcext:value-type="float">
            <text:p>130</text:p>
          </table:table-cell>
          <table:table-cell table:formula="of:=4/[.O$2]+(1+[.O$2])^([.$A13]-1)*([.O$4]-4/[.O$2])" office:value-type="float" office:value="127.758708953857" calcext:value-type="float">
            <text:p>127.7587089539</text:p>
          </table:table-cell>
          <table:table-cell table:formula="of:=[.O12]*1.25-4" office:value-type="float" office:value="129.75" calcext:value-type="float">
            <text:p>129.75</text:p>
          </table:table-cell>
          <table:table-cell table:formula="of:=[.R12]+[.S12]" office:value-type="float" office:value="929" calcext:value-type="float">
            <text:p>929</text:p>
          </table:table-cell>
          <table:table-cell table:formula="of:=CEILING((1+[.S$2])*([.R13]+1);1)-6-4*[.$A13]-[.R13]" office:value-type="float" office:value="48" calcext:value-type="float">
            <text:p>48</text:p>
          </table:table-cell>
          <table:table-cell table:formula="of:=4/[.S$2]+(1+[.S$2])^([.$A13]-1)*([.S$4]-4/[.S$2])" office:value-type="float" office:value="49.431790764" calcext:value-type="float">
            <text:p>49.431790764</text:p>
          </table:table-cell>
          <table:table-cell table:formula="of:=[.S12]*1.25-4" office:value-type="float" office:value="56" calcext:value-type="float">
            <text:p>56</text:p>
          </table:table-cell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table:formula="of:=[.B13]+[.C13]" office:value-type="float" office:value="6196" calcext:value-type="float">
            <text:p>6196</text:p>
          </table:table-cell>
          <table:table-cell table:formula="of:=(1+[.C$2])*([.B14]+1)-6-4*[.$A14]-[.B14]" office:value-type="float" office:value="6148" calcext:value-type="float">
            <text:p>6148</text:p>
          </table:table-cell>
          <table:table-cell table:formula="of:=4/[.C$2]+(1+[.C$2])^([.A14]-1)*([.$C$4]-4/[.C$2])" office:value-type="float" office:value="6148" calcext:value-type="float">
            <text:p>6148</text:p>
          </table:table-cell>
          <table:table-cell table:formula="of:=[.C13]*2-4" office:value-type="float" office:value="6148" calcext:value-type="float">
            <text:p>6148</text:p>
          </table:table-cell>
          <table:table-cell table:formula="of:=[.F13]+[.G13]" office:value-type="float" office:value="560990" calcext:value-type="float">
            <text:p>560990</text:p>
          </table:table-cell>
          <table:table-cell table:formula="of:=(1+[.G$2])*([.F14]+1)-6-4*[.$A14]-[.F14]" office:value-type="float" office:value="1121933" calcext:value-type="float">
            <text:p>1121933</text:p>
          </table:table-cell>
          <table:table-cell table:formula="of:=4/[.G$2]+(1+[.G$2])^([.$A14]-1)*([.G$4]-4/[.G$2])" office:value-type="float" office:value="1121933" calcext:value-type="float">
            <text:p>1121933</text:p>
          </table:table-cell>
          <table:table-cell table:formula="of:=[.G13]*3-4" office:value-type="float" office:value="1121933" calcext:value-type="float">
            <text:p>1121933</text:p>
          </table:table-cell>
          <table:table-cell table:formula="of:=[.J13]+[.K13]" office:value-type="float" office:value="890" calcext:value-type="float">
            <text:p>890</text:p>
          </table:table-cell>
          <table:table-cell table:formula="of:=CEILING((1+[.K$2])*([.J14]+1);1)-6-4*[.$A14]-[.J14]" office:value-type="float" office:value="397" calcext:value-type="float">
            <text:p>397</text:p>
          </table:table-cell>
          <table:table-cell table:formula="of:=4/[.K$2]+(1+[.K$2])^([.$A14]-1)*([.K$4]-4/[.K$2])" office:value-type="float" office:value="411.6552734375" calcext:value-type="float">
            <text:p>411.6552734375</text:p>
          </table:table-cell>
          <table:table-cell table:formula="of:=[.K13]*1.5-4" office:value-type="float" office:value="396.5" calcext:value-type="float">
            <text:p>396.5</text:p>
          </table:table-cell>
          <table:table-cell table:formula="of:=[.N13]+[.O13]" office:value-type="float" office:value="827" calcext:value-type="float">
            <text:p>827</text:p>
          </table:table-cell>
          <table:table-cell table:formula="of:=CEILING((1+[.O$2])*([.N14]+1);1)-6-4*[.$A14]-[.N14]" office:value-type="float" office:value="158" calcext:value-type="float">
            <text:p>158</text:p>
          </table:table-cell>
          <table:table-cell table:formula="of:=4/[.O$2]+(1+[.O$2])^([.$A14]-1)*([.O$4]-4/[.O$2])" office:value-type="float" office:value="155.698386192322" calcext:value-type="float">
            <text:p>155.6983861923</text:p>
          </table:table-cell>
          <table:table-cell table:formula="of:=[.O13]*1.25-4" office:value-type="float" office:value="158.5" calcext:value-type="float">
            <text:p>158.5</text:p>
          </table:table-cell>
          <table:table-cell table:formula="of:=[.R13]+[.S13]" office:value-type="float" office:value="977" calcext:value-type="float">
            <text:p>977</text:p>
          </table:table-cell>
          <table:table-cell table:formula="of:=CEILING((1+[.S$2])*([.R14]+1);1)-6-4*[.$A14]-[.R14]" office:value-type="float" office:value="49" calcext:value-type="float">
            <text:p>49</text:p>
          </table:table-cell>
          <table:table-cell table:formula="of:=4/[.S$2]+(1+[.S$2])^([.$A14]-1)*([.S$4]-4/[.S$2])" office:value-type="float" office:value="50.3749698404" calcext:value-type="float">
            <text:p>50.3749698404</text:p>
          </table:table-cell>
          <table:table-cell table:formula="of:=[.S13]*1.25-4" office:value-type="float" office:value="56" calcext:value-type="float">
            <text:p>56</text:p>
          </table:table-cell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table:formula="of:=[.B14]+[.C14]" office:value-type="float" office:value="12344" calcext:value-type="float">
            <text:p>12344</text:p>
          </table:table-cell>
          <table:table-cell table:formula="of:=(1+[.C$2])*([.B15]+1)-6-4*[.$A15]-[.B15]" office:value-type="float" office:value="12292" calcext:value-type="float">
            <text:p>12292</text:p>
          </table:table-cell>
          <table:table-cell table:formula="of:=4/[.C$2]+(1+[.C$2])^([.A15]-1)*([.$C$4]-4/[.C$2])" office:value-type="float" office:value="12292" calcext:value-type="float">
            <text:p>12292</text:p>
          </table:table-cell>
          <table:table-cell table:formula="of:=[.C14]*2-4" office:value-type="float" office:value="12292" calcext:value-type="float">
            <text:p>12292</text:p>
          </table:table-cell>
          <table:table-cell table:formula="of:=[.F14]+[.G14]" office:value-type="float" office:value="1682923" calcext:value-type="float">
            <text:p>1682923</text:p>
          </table:table-cell>
          <table:table-cell table:formula="of:=(1+[.G$2])*([.F15]+1)-6-4*[.$A15]-[.F15]" office:value-type="float" office:value="3365795" calcext:value-type="float">
            <text:p>3365795</text:p>
          </table:table-cell>
          <table:table-cell table:formula="of:=4/[.G$2]+(1+[.G$2])^([.$A15]-1)*([.G$4]-4/[.G$2])" office:value-type="float" office:value="3365795" calcext:value-type="float">
            <text:p>3365795</text:p>
          </table:table-cell>
          <table:table-cell table:formula="of:=[.G14]*3-4" office:value-type="float" office:value="3365795" calcext:value-type="float">
            <text:p>3365795</text:p>
          </table:table-cell>
          <table:table-cell table:formula="of:=[.J14]+[.K14]" office:value-type="float" office:value="1287" calcext:value-type="float">
            <text:p>1287</text:p>
          </table:table-cell>
          <table:table-cell table:formula="of:=CEILING((1+[.K$2])*([.J15]+1);1)-6-4*[.$A15]-[.J15]" office:value-type="float" office:value="591" calcext:value-type="float">
            <text:p>591</text:p>
          </table:table-cell>
          <table:table-cell table:formula="of:=4/[.K$2]+(1+[.K$2])^([.$A15]-1)*([.K$4]-4/[.K$2])" office:value-type="float" office:value="613.48291015625" calcext:value-type="float">
            <text:p>613.4829101563</text:p>
          </table:table-cell>
          <table:table-cell table:formula="of:=[.K14]*1.5-4" office:value-type="float" office:value="591.5" calcext:value-type="float">
            <text:p>591.5</text:p>
          </table:table-cell>
          <table:table-cell table:formula="of:=[.N14]+[.O14]" office:value-type="float" office:value="985" calcext:value-type="float">
            <text:p>985</text:p>
          </table:table-cell>
          <table:table-cell table:formula="of:=CEILING((1+[.O$2])*([.N15]+1);1)-6-4*[.$A15]-[.N15]" office:value-type="float" office:value="194" calcext:value-type="float">
            <text:p>194</text:p>
          </table:table-cell>
          <table:table-cell table:formula="of:=4/[.O$2]+(1+[.O$2])^([.$A15]-1)*([.O$4]-4/[.O$2])" office:value-type="float" office:value="190.622982740402" calcext:value-type="float">
            <text:p>190.6229827404</text:p>
          </table:table-cell>
          <table:table-cell table:formula="of:=[.O14]*1.25-4" office:value-type="float" office:value="193.5" calcext:value-type="float">
            <text:p>193.5</text:p>
          </table:table-cell>
          <table:table-cell table:formula="of:=[.R14]+[.S14]" office:value-type="float" office:value="1026" calcext:value-type="float">
            <text:p>1026</text:p>
          </table:table-cell>
          <table:table-cell table:formula="of:=CEILING((1+[.S$2])*([.R15]+1);1)-6-4*[.$A15]-[.R15]" office:value-type="float" office:value="50" calcext:value-type="float">
            <text:p>50</text:p>
          </table:table-cell>
          <table:table-cell table:formula="of:=4/[.S$2]+(1+[.S$2])^([.$A15]-1)*([.S$4]-4/[.S$2])" office:value-type="float" office:value="51.41246682444" calcext:value-type="float">
            <text:p>51.4124668244</text:p>
          </table:table-cell>
          <table:table-cell table:formula="of:=[.S14]*1.25-4" office:value-type="float" office:value="57.25" calcext:value-type="float">
            <text:p>57.25</text:p>
          </table:table-cell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table:formula="of:=[.B15]+[.C15]" office:value-type="float" office:value="24636" calcext:value-type="float">
            <text:p>24636</text:p>
          </table:table-cell>
          <table:table-cell table:formula="of:=(1+[.C$2])*([.B16]+1)-6-4*[.$A16]-[.B16]" office:value-type="float" office:value="24580" calcext:value-type="float">
            <text:p>24580</text:p>
          </table:table-cell>
          <table:table-cell table:formula="of:=4/[.C$2]+(1+[.C$2])^([.A16]-1)*([.$C$4]-4/[.C$2])" office:value-type="float" office:value="24580" calcext:value-type="float">
            <text:p>24580</text:p>
          </table:table-cell>
          <table:table-cell table:formula="of:=[.C15]*2-4" office:value-type="float" office:value="24580" calcext:value-type="float">
            <text:p>24580</text:p>
          </table:table-cell>
          <table:table-cell table:formula="of:=[.F15]+[.G15]" office:value-type="float" office:value="5048718" calcext:value-type="float">
            <text:p>5048718</text:p>
          </table:table-cell>
          <table:table-cell table:formula="of:=(1+[.G$2])*([.F16]+1)-6-4*[.$A16]-[.F16]" office:value-type="float" office:value="10097381" calcext:value-type="float">
            <text:p>10097381</text:p>
          </table:table-cell>
          <table:table-cell table:formula="of:=4/[.G$2]+(1+[.G$2])^([.$A16]-1)*([.G$4]-4/[.G$2])" office:value-type="float" office:value="10097381" calcext:value-type="float">
            <text:p>10097381</text:p>
          </table:table-cell>
          <table:table-cell table:formula="of:=[.G15]*3-4" office:value-type="float" office:value="10097381" calcext:value-type="float">
            <text:p>10097381</text:p>
          </table:table-cell>
          <table:table-cell table:formula="of:=[.J15]+[.K15]" office:value-type="float" office:value="1878" calcext:value-type="float">
            <text:p>1878</text:p>
          </table:table-cell>
          <table:table-cell table:formula="of:=CEILING((1+[.K$2])*([.J16]+1);1)-6-4*[.$A16]-[.J16]" office:value-type="float" office:value="883" calcext:value-type="float">
            <text:p>883</text:p>
          </table:table-cell>
          <table:table-cell table:formula="of:=4/[.K$2]+(1+[.K$2])^([.$A16]-1)*([.K$4]-4/[.K$2])" office:value-type="float" office:value="916.224365234375" calcext:value-type="float">
            <text:p>916.2243652344</text:p>
          </table:table-cell>
          <table:table-cell table:formula="of:=[.K15]*1.5-4" office:value-type="float" office:value="882.5" calcext:value-type="float">
            <text:p>882.5</text:p>
          </table:table-cell>
          <table:table-cell table:formula="of:=[.N15]+[.O15]" office:value-type="float" office:value="1179" calcext:value-type="float">
            <text:p>1179</text:p>
          </table:table-cell>
          <table:table-cell table:formula="of:=CEILING((1+[.O$2])*([.N16]+1);1)-6-4*[.$A16]-[.N16]" office:value-type="float" office:value="238" calcext:value-type="float">
            <text:p>238</text:p>
          </table:table-cell>
          <table:table-cell table:formula="of:=4/[.O$2]+(1+[.O$2])^([.$A16]-1)*([.O$4]-4/[.O$2])" office:value-type="float" office:value="234.278728425503" calcext:value-type="float">
            <text:p>234.2787284255</text:p>
          </table:table-cell>
          <table:table-cell table:formula="of:=[.O15]*1.25-4" office:value-type="float" office:value="238.5" calcext:value-type="float">
            <text:p>238.5</text:p>
          </table:table-cell>
          <table:table-cell table:formula="of:=[.R15]+[.S15]" office:value-type="float" office:value="1076" calcext:value-type="float">
            <text:p>1076</text:p>
          </table:table-cell>
          <table:table-cell table:formula="of:=CEILING((1+[.S$2])*([.R16]+1);1)-6-4*[.$A16]-[.R16]" office:value-type="float" office:value="51" calcext:value-type="float">
            <text:p>51</text:p>
          </table:table-cell>
          <table:table-cell table:formula="of:=4/[.S$2]+(1+[.S$2])^([.$A16]-1)*([.S$4]-4/[.S$2])" office:value-type="float" office:value="52.553713506884" calcext:value-type="float">
            <text:p>52.5537135069</text:p>
          </table:table-cell>
          <table:table-cell table:formula="of:=[.S15]*1.25-4" office:value-type="float" office:value="58.5" calcext:value-type="float">
            <text:p>58.5</text:p>
          </table:table-cell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table:formula="of:=[.B16]+[.C16]" office:value-type="float" office:value="49216" calcext:value-type="float">
            <text:p>49216</text:p>
          </table:table-cell>
          <table:table-cell table:formula="of:=(1+[.C$2])*([.B17]+1)-6-4*[.$A17]-[.B17]" office:value-type="float" office:value="49156" calcext:value-type="float">
            <text:p>49156</text:p>
          </table:table-cell>
          <table:table-cell table:formula="of:=4/[.C$2]+(1+[.C$2])^([.A17]-1)*([.$C$4]-4/[.C$2])" office:value-type="float" office:value="49156" calcext:value-type="float">
            <text:p>49156</text:p>
          </table:table-cell>
          <table:table-cell table:formula="of:=[.C16]*2-4" office:value-type="float" office:value="49156" calcext:value-type="float">
            <text:p>49156</text:p>
          </table:table-cell>
          <table:table-cell table:formula="of:=[.F16]+[.G16]" office:value-type="float" office:value="15146099" calcext:value-type="float">
            <text:p>15146099</text:p>
          </table:table-cell>
          <table:table-cell table:formula="of:=(1+[.G$2])*([.F17]+1)-6-4*[.$A17]-[.F17]" office:value-type="float" office:value="30292139" calcext:value-type="float">
            <text:p>30292139</text:p>
          </table:table-cell>
          <table:table-cell table:formula="of:=4/[.G$2]+(1+[.G$2])^([.$A17]-1)*([.G$4]-4/[.G$2])" office:value-type="float" office:value="30292139" calcext:value-type="float">
            <text:p>30292139</text:p>
          </table:table-cell>
          <table:table-cell table:formula="of:=[.G16]*3-4" office:value-type="float" office:value="30292139" calcext:value-type="float">
            <text:p>30292139</text:p>
          </table:table-cell>
          <table:table-cell table:formula="of:=[.J16]+[.K16]" office:value-type="float" office:value="2761" calcext:value-type="float">
            <text:p>2761</text:p>
          </table:table-cell>
          <table:table-cell table:formula="of:=CEILING((1+[.K$2])*([.J17]+1);1)-6-4*[.$A17]-[.J17]" office:value-type="float" office:value="1320" calcext:value-type="float">
            <text:p>1320</text:p>
          </table:table-cell>
          <table:table-cell table:formula="of:=4/[.K$2]+(1+[.K$2])^([.$A17]-1)*([.K$4]-4/[.K$2])" office:value-type="float" office:value="1370.33654785156" calcext:value-type="float">
            <text:p>1370.3365478516</text:p>
          </table:table-cell>
          <table:table-cell table:formula="of:=[.K16]*1.5-4" office:value-type="float" office:value="1320.5" calcext:value-type="float">
            <text:p>1320.5</text:p>
          </table:table-cell>
          <table:table-cell table:formula="of:=[.N16]+[.O16]" office:value-type="float" office:value="1417" calcext:value-type="float">
            <text:p>1417</text:p>
          </table:table-cell>
          <table:table-cell table:style-name="ce1" table:formula="of:=CEILING((1+[.O$2])*([.N17]+1);1)-6-4*[.$A17]-[.N17]" office:value-type="float" office:value="294" calcext:value-type="float">
            <text:p>294</text:p>
          </table:table-cell>
          <table:table-cell table:formula="of:=4/[.O$2]+(1+[.O$2])^([.$A17]-1)*([.O$4]-4/[.O$2])" office:value-type="float" office:value="288.848410531878" calcext:value-type="float">
            <text:p>288.8484105319</text:p>
          </table:table-cell>
          <table:table-cell table:formula="of:=[.O16]*1.25-4" office:value-type="float" office:value="293.5" calcext:value-type="float">
            <text:p>293.5</text:p>
          </table:table-cell>
          <table:table-cell table:formula="of:=[.R16]+[.S16]" office:value-type="float" office:value="1127" calcext:value-type="float">
            <text:p>1127</text:p>
          </table:table-cell>
          <table:table-cell table:style-name="ce2" table:formula="of:=CEILING((1+[.S$2])*([.R17]+1);1)-6-4*[.$A17]-[.R17]" office:value-type="float" office:value="52" calcext:value-type="float">
            <text:p>52</text:p>
          </table:table-cell>
          <table:table-cell table:formula="of:=4/[.S$2]+(1+[.S$2])^([.$A17]-1)*([.S$4]-4/[.S$2])" office:value-type="float" office:value="53.8090848575724" calcext:value-type="float">
            <text:p>53.8090848576</text:p>
          </table:table-cell>
          <table:table-cell table:formula="of:=[.S16]*1.25-4" office:value-type="float" office:value="59.75" calcext:value-type="float">
            <text:p>59.75</text:p>
          </table:table-cell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table:formula="of:=[.B17]+[.C17]" office:value-type="float" office:value="98372" calcext:value-type="float">
            <text:p>98372</text:p>
          </table:table-cell>
          <table:table-cell table:formula="of:=(1+[.C$2])*([.B18]+1)-6-4*[.$A18]-[.B18]" office:value-type="float" office:value="98308" calcext:value-type="float">
            <text:p>98308</text:p>
          </table:table-cell>
          <table:table-cell table:formula="of:=4/[.C$2]+(1+[.C$2])^([.A18]-1)*([.$C$4]-4/[.C$2])" office:value-type="float" office:value="98308" calcext:value-type="float">
            <text:p>98308</text:p>
          </table:table-cell>
          <table:table-cell table:formula="of:=[.C17]*2-4" office:value-type="float" office:value="98308" calcext:value-type="float">
            <text:p>98308</text:p>
          </table:table-cell>
          <table:table-cell table:formula="of:=[.F17]+[.G17]" office:value-type="float" office:value="45438238" calcext:value-type="float">
            <text:p>45438238</text:p>
          </table:table-cell>
          <table:table-cell table:formula="of:=(1+[.G$2])*([.F18]+1)-6-4*[.$A18]-[.F18]" office:value-type="float" office:value="90876413" calcext:value-type="float">
            <text:p>90876413</text:p>
          </table:table-cell>
          <table:table-cell table:formula="of:=4/[.G$2]+(1+[.G$2])^([.$A18]-1)*([.G$4]-4/[.G$2])" office:value-type="float" office:value="90876413" calcext:value-type="float">
            <text:p>90876413</text:p>
          </table:table-cell>
          <table:table-cell table:formula="of:=[.G17]*3-4" office:value-type="float" office:value="90876413" calcext:value-type="float">
            <text:p>90876413</text:p>
          </table:table-cell>
          <table:table-cell table:formula="of:=[.J17]+[.K17]" office:value-type="float" office:value="4081" calcext:value-type="float">
            <text:p>4081</text:p>
          </table:table-cell>
          <table:table-cell table:formula="of:=CEILING((1+[.K$2])*([.J18]+1);1)-6-4*[.$A18]-[.J18]" office:value-type="float" office:value="1976" calcext:value-type="float">
            <text:p>1976</text:p>
          </table:table-cell>
          <table:table-cell table:formula="of:=4/[.K$2]+(1+[.K$2])^([.$A18]-1)*([.K$4]-4/[.K$2])" office:value-type="float" office:value="2051.50482177734" calcext:value-type="float">
            <text:p>2051.5048217774</text:p>
          </table:table-cell>
          <table:table-cell table:formula="of:=[.K17]*1.5-4" office:value-type="float" office:value="1976" calcext:value-type="float">
            <text:p>1976</text:p>
          </table:table-cell>
          <table:table-cell table:formula="of:=[.N17]+[.O17]" office:value-type="float" office:value="1711" calcext:value-type="float">
            <text:p>1711</text:p>
          </table:table-cell>
          <table:table-cell table:formula="of:=CEILING((1+[.O$2])*([.N18]+1);1)-6-4*[.$A18]-[.N18]" office:value-type="float" office:value="363" calcext:value-type="float">
            <text:p>363</text:p>
          </table:table-cell>
          <table:table-cell table:formula="of:=4/[.O$2]+(1+[.O$2])^([.$A18]-1)*([.O$4]-4/[.O$2])" office:value-type="float" office:value="357.060513164848" calcext:value-type="float">
            <text:p>357.0605131648</text:p>
          </table:table-cell>
          <table:table-cell table:formula="of:=[.O17]*1.25-4" office:value-type="float" office:value="363.5" calcext:value-type="float">
            <text:p>363.5</text:p>
          </table:table-cell>
          <table:table-cell table:formula="of:=[.R17]+[.S17]" office:value-type="float" office:value="1179" calcext:value-type="float">
            <text:p>1179</text:p>
          </table:table-cell>
          <table:table-cell table:formula="of:=CEILING((1+[.S$2])*([.R18]+1);1)-6-4*[.$A18]-[.R18]" office:value-type="float" office:value="53" calcext:value-type="float">
            <text:p>53</text:p>
          </table:table-cell>
          <table:table-cell table:formula="of:=4/[.S$2]+(1+[.S$2])^([.$A18]-1)*([.S$4]-4/[.S$2])" office:value-type="float" office:value="55.1899933433297" calcext:value-type="float">
            <text:p>55.1899933433</text:p>
          </table:table-cell>
          <table:table-cell table:formula="of:=[.S17]*1.25-4" office:value-type="float" office:value="61" calcext:value-type="float">
            <text:p>61</text:p>
          </table:table-cell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table:formula="of:=[.B18]+[.C18]" office:value-type="float" office:value="196680" calcext:value-type="float">
            <text:p>196680</text:p>
          </table:table-cell>
          <table:table-cell table:formula="of:=(1+[.C$2])*([.B19]+1)-6-4*[.$A19]-[.B19]" office:value-type="float" office:value="196612" calcext:value-type="float">
            <text:p>196612</text:p>
          </table:table-cell>
          <table:table-cell table:formula="of:=4/[.C$2]+(1+[.C$2])^([.A19]-1)*([.$C$4]-4/[.C$2])" office:value-type="float" office:value="196612" calcext:value-type="float">
            <text:p>196612</text:p>
          </table:table-cell>
          <table:table-cell table:formula="of:=[.C18]*2-4" office:value-type="float" office:value="196612" calcext:value-type="float">
            <text:p>196612</text:p>
          </table:table-cell>
          <table:table-cell table:formula="of:=[.F18]+[.G18]" office:value-type="float" office:value="136314651" calcext:value-type="float">
            <text:p>136314651</text:p>
          </table:table-cell>
          <table:table-cell table:formula="of:=(1+[.G$2])*([.F19]+1)-6-4*[.$A19]-[.F19]" office:value-type="float" office:value="272629235" calcext:value-type="float">
            <text:p>272629235</text:p>
          </table:table-cell>
          <table:table-cell table:formula="of:=4/[.G$2]+(1+[.G$2])^([.$A19]-1)*([.G$4]-4/[.G$2])" office:value-type="float" office:value="272629235" calcext:value-type="float">
            <text:p>272629235</text:p>
          </table:table-cell>
          <table:table-cell table:formula="of:=[.G18]*3-4" office:value-type="float" office:value="272629235" calcext:value-type="float">
            <text:p>272629235</text:p>
          </table:table-cell>
          <table:table-cell table:formula="of:=[.J18]+[.K18]" office:value-type="float" office:value="6057" calcext:value-type="float">
            <text:p>6057</text:p>
          </table:table-cell>
          <table:table-cell table:formula="of:=CEILING((1+[.K$2])*([.J19]+1);1)-6-4*[.$A19]-[.J19]" office:value-type="float" office:value="2960" calcext:value-type="float">
            <text:p>2960</text:p>
          </table:table-cell>
          <table:table-cell table:formula="of:=4/[.K$2]+(1+[.K$2])^([.$A19]-1)*([.K$4]-4/[.K$2])" office:value-type="float" office:value="3073.25723266602" calcext:value-type="float">
            <text:p>3073.257232666</text:p>
          </table:table-cell>
          <table:table-cell table:formula="of:=[.K18]*1.5-4" office:value-type="float" office:value="2960" calcext:value-type="float">
            <text:p>2960</text:p>
          </table:table-cell>
          <table:table-cell table:formula="of:=[.N18]+[.O18]" office:value-type="float" office:value="2074" calcext:value-type="float">
            <text:p>2074</text:p>
          </table:table-cell>
          <table:table-cell table:formula="of:=CEILING((1+[.O$2])*([.N19]+1);1)-6-4*[.$A19]-[.N19]" office:value-type="float" office:value="450" calcext:value-type="float">
            <text:p>450</text:p>
          </table:table-cell>
          <table:table-cell table:formula="of:=4/[.O$2]+(1+[.O$2])^([.$A19]-1)*([.O$4]-4/[.O$2])" office:value-type="float" office:value="442.32564145606" calcext:value-type="float">
            <text:p>442.3256414561</text:p>
          </table:table-cell>
          <table:table-cell table:formula="of:=[.O18]*1.25-4" office:value-type="float" office:value="449.75" calcext:value-type="float">
            <text:p>449.75</text:p>
          </table:table-cell>
          <table:table-cell table:formula="of:=[.R18]+[.S18]" office:value-type="float" office:value="1232" calcext:value-type="float">
            <text:p>1232</text:p>
          </table:table-cell>
          <table:table-cell table:formula="of:=CEILING((1+[.S$2])*([.R19]+1);1)-6-4*[.$A19]-[.R19]" office:value-type="float" office:value="55" calcext:value-type="float">
            <text:p>55</text:p>
          </table:table-cell>
          <table:table-cell table:formula="of:=4/[.S$2]+(1+[.S$2])^([.$A19]-1)*([.S$4]-4/[.S$2])" office:value-type="float" office:value="56.7089926776626" calcext:value-type="float">
            <text:p>56.7089926777</text:p>
          </table:table-cell>
          <table:table-cell table:formula="of:=[.S18]*1.25-4" office:value-type="float" office:value="62.25" calcext:value-type="float">
            <text:p>62.25</text:p>
          </table:table-cell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table:number-columns-repeated="8"/>
          <table:table-cell table:formula="of:=[.J19]+[.K19]" office:value-type="float" office:value="9017" calcext:value-type="float">
            <text:p>9017</text:p>
          </table:table-cell>
          <table:table-cell table:formula="of:=CEILING((1+[.K$2])*([.J20]+1);1)-6-4*[.$A20]-[.J20]" office:value-type="float" office:value="4436" calcext:value-type="float">
            <text:p>4436</text:p>
          </table:table-cell>
          <table:table-cell table:formula="of:=4/[.K$2]+(1+[.K$2])^([.$A20]-1)*([.K$4]-4/[.K$2])" office:value-type="float" office:value="4605.88584899902" calcext:value-type="float">
            <text:p>4605.885848999</text:p>
          </table:table-cell>
          <table:table-cell table:formula="of:=[.K19]*1.5-4" office:value-type="float" office:value="4436" calcext:value-type="float">
            <text:p>4436</text:p>
          </table:table-cell>
          <table:table-cell table:formula="of:=[.N19]+[.O19]" office:value-type="float" office:value="2524" calcext:value-type="float">
            <text:p>2524</text:p>
          </table:table-cell>
          <table:table-cell table:formula="of:=CEILING((1+[.O$2])*([.N20]+1);1)-6-4*[.$A20]-[.N20]" office:value-type="float" office:value="559" calcext:value-type="float">
            <text:p>559</text:p>
          </table:table-cell>
          <table:table-cell table:formula="of:=4/[.O$2]+(1+[.O$2])^([.$A20]-1)*([.O$4]-4/[.O$2])" office:value-type="float" office:value="548.907051820075" calcext:value-type="float">
            <text:p>548.9070518201</text:p>
          </table:table-cell>
          <table:table-cell table:formula="of:=[.O19]*1.25-4" office:value-type="float" office:value="558.5" calcext:value-type="float">
            <text:p>558.5</text:p>
          </table:table-cell>
          <table:table-cell table:formula="of:=[.R19]+[.S19]" office:value-type="float" office:value="1287" calcext:value-type="float">
            <text:p>1287</text:p>
          </table:table-cell>
          <table:table-cell table:formula="of:=CEILING((1+[.S$2])*([.R20]+1);1)-6-4*[.$A20]-[.R20]" office:value-type="float" office:value="56" calcext:value-type="float">
            <text:p>56</text:p>
          </table:table-cell>
          <table:table-cell table:formula="of:=4/[.S$2]+(1+[.S$2])^([.$A20]-1)*([.S$4]-4/[.S$2])" office:value-type="float" office:value="58.3798919454289" calcext:value-type="float">
            <text:p>58.3798919454</text:p>
          </table:table-cell>
          <table:table-cell table:formula="of:=[.S19]*1.25-4" office:value-type="float" office:value="64.75" calcext:value-type="float">
            <text:p>64.75</text:p>
          </table:table-cell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table:number-columns-repeated="8"/>
          <table:table-cell table:formula="of:=[.J20]+[.K20]" office:value-type="float" office:value="13453" calcext:value-type="float">
            <text:p>13453</text:p>
          </table:table-cell>
          <table:table-cell table:formula="of:=CEILING((1+[.K$2])*([.J21]+1);1)-6-4*[.$A21]-[.J21]" office:value-type="float" office:value="6650" calcext:value-type="float">
            <text:p>6650</text:p>
          </table:table-cell>
          <table:table-cell table:formula="of:=4/[.K$2]+(1+[.K$2])^([.$A21]-1)*([.K$4]-4/[.K$2])" office:value-type="float" office:value="6904.82877349854" calcext:value-type="float">
            <text:p>6904.8287734985</text:p>
          </table:table-cell>
          <table:table-cell table:formula="of:=[.K20]*1.5-4" office:value-type="float" office:value="6650" calcext:value-type="float">
            <text:p>6650</text:p>
          </table:table-cell>
          <table:table-cell table:formula="of:=[.N20]+[.O20]" office:value-type="float" office:value="3083" calcext:value-type="float">
            <text:p>3083</text:p>
          </table:table-cell>
          <table:table-cell table:formula="of:=CEILING((1+[.O$2])*([.N21]+1);1)-6-4*[.$A21]-[.N21]" office:value-type="float" office:value="694" calcext:value-type="float">
            <text:p>694</text:p>
          </table:table-cell>
          <table:table-cell table:formula="of:=4/[.O$2]+(1+[.O$2])^([.$A21]-1)*([.O$4]-4/[.O$2])" office:value-type="float" office:value="682.133814775094" calcext:value-type="float">
            <text:p>682.1338147751</text:p>
          </table:table-cell>
          <table:table-cell table:formula="of:=[.O20]*1.25-4" office:value-type="float" office:value="694.75" calcext:value-type="float">
            <text:p>694.75</text:p>
          </table:table-cell>
          <table:table-cell table:formula="of:=[.R20]+[.S20]" office:value-type="float" office:value="1343" calcext:value-type="float">
            <text:p>1343</text:p>
          </table:table-cell>
          <table:table-cell table:formula="of:=CEILING((1+[.S$2])*([.R21]+1);1)-6-4*[.$A21]-[.R21]" office:value-type="float" office:value="58" calcext:value-type="float">
            <text:p>58</text:p>
          </table:table-cell>
          <table:table-cell table:formula="of:=4/[.S$2]+(1+[.S$2])^([.$A21]-1)*([.S$4]-4/[.S$2])" office:value-type="float" office:value="60.2178811399718" calcext:value-type="float">
            <text:p>60.21788114</text:p>
          </table:table-cell>
          <table:table-cell table:formula="of:=[.S20]*1.25-4" office:value-type="float" office:value="66" calcext:value-type="float">
            <text:p>66</text:p>
          </table:table-cell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table:number-columns-repeated="8"/>
          <table:table-cell table:formula="of:=[.J21]+[.K21]" office:value-type="float" office:value="20103" calcext:value-type="float">
            <text:p>20103</text:p>
          </table:table-cell>
          <table:table-cell table:formula="of:=CEILING((1+[.K$2])*([.J22]+1);1)-6-4*[.$A22]-[.J22]" office:value-type="float" office:value="9971" calcext:value-type="float">
            <text:p>9971</text:p>
          </table:table-cell>
          <table:table-cell table:formula="of:=4/[.K$2]+(1+[.K$2])^([.$A22]-1)*([.K$4]-4/[.K$2])" office:value-type="float" office:value="10353.2431602478" calcext:value-type="float">
            <text:p>10353.2431602478</text:p>
          </table:table-cell>
          <table:table-cell table:formula="of:=[.K21]*1.5-4" office:value-type="float" office:value="9971" calcext:value-type="float">
            <text:p>9971</text:p>
          </table:table-cell>
          <table:table-cell table:formula="of:=[.N21]+[.O21]" office:value-type="float" office:value="3777" calcext:value-type="float">
            <text:p>3777</text:p>
          </table:table-cell>
          <table:table-cell table:formula="of:=CEILING((1+[.O$2])*([.N22]+1);1)-6-4*[.$A22]-[.N22]" office:value-type="float" office:value="864" calcext:value-type="float">
            <text:p>864</text:p>
          </table:table-cell>
          <table:table-cell table:formula="of:=4/[.O$2]+(1+[.O$2])^([.$A22]-1)*([.O$4]-4/[.O$2])" office:value-type="float" office:value="848.667268468867" calcext:value-type="float">
            <text:p>848.6672684689</text:p>
          </table:table-cell>
          <table:table-cell table:formula="of:=[.O21]*1.25-4" office:value-type="float" office:value="863.5" calcext:value-type="float">
            <text:p>863.5</text:p>
          </table:table-cell>
          <table:table-cell table:formula="of:=[.R21]+[.S21]" office:value-type="float" office:value="1401" calcext:value-type="float">
            <text:p>1401</text:p>
          </table:table-cell>
          <table:table-cell table:formula="of:=CEILING((1+[.S$2])*([.R22]+1);1)-6-4*[.$A22]-[.R22]" office:value-type="float" office:value="60" calcext:value-type="float">
            <text:p>60</text:p>
          </table:table-cell>
          <table:table-cell table:formula="of:=4/[.S$2]+(1+[.S$2])^([.$A22]-1)*([.S$4]-4/[.S$2])" office:value-type="float" office:value="62.239669253969" calcext:value-type="float">
            <text:p>62.239669254</text:p>
          </table:table-cell>
          <table:table-cell table:formula="of:=[.S21]*1.25-4" office:value-type="float" office:value="68.5" calcext:value-type="float">
            <text:p>68.5</text:p>
          </table:table-cell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table:number-columns-repeated="8"/>
          <table:table-cell table:formula="of:=[.J22]+[.K22]" office:value-type="float" office:value="30074" calcext:value-type="float">
            <text:p>30074</text:p>
          </table:table-cell>
          <table:table-cell table:formula="of:=CEILING((1+[.K$2])*([.J23]+1);1)-6-4*[.$A23]-[.J23]" office:value-type="float" office:value="14953" calcext:value-type="float">
            <text:p>14953</text:p>
          </table:table-cell>
          <table:table-cell table:formula="of:=4/[.K$2]+(1+[.K$2])^([.$A23]-1)*([.K$4]-4/[.K$2])" office:value-type="float" office:value="15525.8647403717" calcext:value-type="float">
            <text:p>15525.8647403717</text:p>
          </table:table-cell>
          <table:table-cell table:formula="of:=[.K22]*1.5-4" office:value-type="float" office:value="14952.5" calcext:value-type="float">
            <text:p>14952.5</text:p>
          </table:table-cell>
          <table:table-cell table:formula="of:=[.N22]+[.O22]" office:value-type="float" office:value="4641" calcext:value-type="float">
            <text:p>4641</text:p>
          </table:table-cell>
          <table:table-cell table:formula="of:=CEILING((1+[.O$2])*([.N23]+1);1)-6-4*[.$A23]-[.N23]" office:value-type="float" office:value="1076" calcext:value-type="float">
            <text:p>1076</text:p>
          </table:table-cell>
          <table:table-cell table:formula="of:=4/[.O$2]+(1+[.O$2])^([.$A23]-1)*([.O$4]-4/[.O$2])" office:value-type="float" office:value="1056.83408558608" calcext:value-type="float">
            <text:p>1056.8340855861</text:p>
          </table:table-cell>
          <table:table-cell table:formula="of:=[.O22]*1.25-4" office:value-type="float" office:value="1076" calcext:value-type="float">
            <text:p>1076</text:p>
          </table:table-cell>
          <table:table-cell table:formula="of:=[.R22]+[.S22]" office:value-type="float" office:value="1461" calcext:value-type="float">
            <text:p>1461</text:p>
          </table:table-cell>
          <table:table-cell table:formula="of:=CEILING((1+[.S$2])*([.R23]+1);1)-6-4*[.$A23]-[.R23]" office:value-type="float" office:value="62" calcext:value-type="float">
            <text:p>62</text:p>
          </table:table-cell>
          <table:table-cell table:formula="of:=4/[.S$2]+(1+[.S$2])^([.$A23]-1)*([.S$4]-4/[.S$2])" office:value-type="float" office:value="64.4636361793659" calcext:value-type="float">
            <text:p>64.4636361794</text:p>
          </table:table-cell>
          <table:table-cell table:formula="of:=[.S22]*1.25-4" office:value-type="float" office:value="71" calcext:value-type="float">
            <text:p>71</text:p>
          </table:table-cell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table:number-columns-repeated="8"/>
          <table:table-cell table:formula="of:=[.J23]+[.K23]" office:value-type="float" office:value="45027" calcext:value-type="float">
            <text:p>45027</text:p>
          </table:table-cell>
          <table:table-cell table:formula="of:=CEILING((1+[.K$2])*([.J24]+1);1)-6-4*[.$A24]-[.J24]" office:value-type="float" office:value="22425" calcext:value-type="float">
            <text:p>22425</text:p>
          </table:table-cell>
          <table:table-cell table:formula="of:=4/[.K$2]+(1+[.K$2])^([.$A24]-1)*([.K$4]-4/[.K$2])" office:value-type="float" office:value="23284.7971105576" calcext:value-type="float">
            <text:p>23284.7971105576</text:p>
          </table:table-cell>
          <table:table-cell table:formula="of:=[.K23]*1.5-4" office:value-type="float" office:value="22425.5" calcext:value-type="float">
            <text:p>22425.5</text:p>
          </table:table-cell>
          <table:table-cell table:formula="of:=[.N23]+[.O23]" office:value-type="float" office:value="5717" calcext:value-type="float">
            <text:p>5717</text:p>
          </table:table-cell>
          <table:table-cell table:formula="of:=CEILING((1+[.O$2])*([.N24]+1);1)-6-4*[.$A24]-[.N24]" office:value-type="float" office:value="1341" calcext:value-type="float">
            <text:p>1341</text:p>
          </table:table-cell>
          <table:table-cell table:formula="of:=4/[.O$2]+(1+[.O$2])^([.$A24]-1)*([.O$4]-4/[.O$2])" office:value-type="float" office:value="1317.04260698261" calcext:value-type="float">
            <text:p>1317.0426069826</text:p>
          </table:table-cell>
          <table:table-cell table:formula="of:=[.O23]*1.25-4" office:value-type="float" office:value="1341" calcext:value-type="float">
            <text:p>1341</text:p>
          </table:table-cell>
          <table:table-cell table:formula="of:=[.R23]+[.S23]" office:value-type="float" office:value="1523" calcext:value-type="float">
            <text:p>1523</text:p>
          </table:table-cell>
          <table:table-cell table:formula="of:=CEILING((1+[.S$2])*([.R24]+1);1)-6-4*[.$A24]-[.R24]" office:value-type="float" office:value="64" calcext:value-type="float">
            <text:p>64</text:p>
          </table:table-cell>
          <table:table-cell table:formula="of:=4/[.S$2]+(1+[.S$2])^([.$A24]-1)*([.S$4]-4/[.S$2])" office:value-type="float" office:value="66.9099997973025" calcext:value-type="float">
            <text:p>66.9099997973</text:p>
          </table:table-cell>
          <table:table-cell table:formula="of:=[.S23]*1.25-4" office:value-type="float" office:value="73.5" calcext:value-type="float">
            <text:p>73.5</text:p>
          </table:table-cell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table:number-columns-repeated="8"/>
          <table:table-cell table:formula="of:=[.J24]+[.K24]" office:value-type="float" office:value="67452" calcext:value-type="float">
            <text:p>67452</text:p>
          </table:table-cell>
          <table:table-cell table:formula="of:=CEILING((1+[.K$2])*([.J25]+1);1)-6-4*[.$A25]-[.J25]" office:value-type="float" office:value="33634" calcext:value-type="float">
            <text:p>33634</text:p>
          </table:table-cell>
          <table:table-cell table:formula="of:=4/[.K$2]+(1+[.K$2])^([.$A25]-1)*([.K$4]-4/[.K$2])" office:value-type="float" office:value="34923.1956658363" calcext:value-type="float">
            <text:p>34923.1956658363</text:p>
          </table:table-cell>
          <table:table-cell table:formula="of:=[.K24]*1.5-4" office:value-type="float" office:value="33633.5" calcext:value-type="float">
            <text:p>33633.5</text:p>
          </table:table-cell>
          <table:table-cell table:formula="of:=[.N24]+[.O24]" office:value-type="float" office:value="7058" calcext:value-type="float">
            <text:p>7058</text:p>
          </table:table-cell>
          <table:table-cell table:formula="of:=CEILING((1+[.O$2])*([.N25]+1);1)-6-4*[.$A25]-[.N25]" office:value-type="float" office:value="1672" calcext:value-type="float">
            <text:p>1672</text:p>
          </table:table-cell>
          <table:table-cell table:formula="of:=4/[.O$2]+(1+[.O$2])^([.$A25]-1)*([.O$4]-4/[.O$2])" office:value-type="float" office:value="1642.30325872826" calcext:value-type="float">
            <text:p>1642.3032587283</text:p>
          </table:table-cell>
          <table:table-cell table:formula="of:=[.O24]*1.25-4" office:value-type="float" office:value="1672.25" calcext:value-type="float">
            <text:p>1672.25</text:p>
          </table:table-cell>
          <table:table-cell table:formula="of:=[.R24]+[.S24]" office:value-type="float" office:value="1587" calcext:value-type="float">
            <text:p>1587</text:p>
          </table:table-cell>
          <table:table-cell table:formula="of:=CEILING((1+[.S$2])*([.R25]+1);1)-6-4*[.$A25]-[.R25]" office:value-type="float" office:value="66" calcext:value-type="float">
            <text:p>66</text:p>
          </table:table-cell>
          <table:table-cell table:formula="of:=4/[.S$2]+(1+[.S$2])^([.$A25]-1)*([.S$4]-4/[.S$2])" office:value-type="float" office:value="69.6009997770327" calcext:value-type="float">
            <text:p>69.600999777</text:p>
          </table:table-cell>
          <table:table-cell table:formula="of:=[.S24]*1.25-4" office:value-type="float" office:value="76" calcext:value-type="float">
            <text:p>76</text:p>
          </table:table-cell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table:number-columns-repeated="8"/>
          <table:table-cell table:formula="of:=[.J25]+[.K25]" office:value-type="float" office:value="101086" calcext:value-type="float">
            <text:p>101086</text:p>
          </table:table-cell>
          <table:table-cell table:formula="of:=CEILING((1+[.K$2])*([.J26]+1);1)-6-4*[.$A26]-[.J26]" office:value-type="float" office:value="50447" calcext:value-type="float">
            <text:p>50447</text:p>
          </table:table-cell>
          <table:table-cell table:formula="of:=4/[.K$2]+(1+[.K$2])^([.$A26]-1)*([.K$4]-4/[.K$2])" office:value-type="float" office:value="52380.7934987545" calcext:value-type="float">
            <text:p>52380.7934987545</text:p>
          </table:table-cell>
          <table:table-cell table:formula="of:=[.K25]*1.5-4" office:value-type="float" office:value="50447" calcext:value-type="float">
            <text:p>50447</text:p>
          </table:table-cell>
          <table:table-cell table:formula="of:=[.N25]+[.O25]" office:value-type="float" office:value="8730" calcext:value-type="float">
            <text:p>8730</text:p>
          </table:table-cell>
          <table:table-cell table:formula="of:=CEILING((1+[.O$2])*([.N26]+1);1)-6-4*[.$A26]-[.N26]" office:value-type="float" office:value="2086" calcext:value-type="float">
            <text:p>2086</text:p>
          </table:table-cell>
          <table:table-cell table:formula="of:=4/[.O$2]+(1+[.O$2])^([.$A26]-1)*([.O$4]-4/[.O$2])" office:value-type="float" office:value="2048.87907341032" calcext:value-type="float">
            <text:p>2048.8790734103</text:p>
          </table:table-cell>
          <table:table-cell table:formula="of:=[.O25]*1.25-4" office:value-type="float" office:value="2086" calcext:value-type="float">
            <text:p>2086</text:p>
          </table:table-cell>
          <table:table-cell table:formula="of:=[.R25]+[.S25]" office:value-type="float" office:value="1653" calcext:value-type="float">
            <text:p>1653</text:p>
          </table:table-cell>
          <table:table-cell table:formula="of:=CEILING((1+[.S$2])*([.R26]+1);1)-6-4*[.$A26]-[.R26]" office:value-type="float" office:value="69" calcext:value-type="float">
            <text:p>69</text:p>
          </table:table-cell>
          <table:table-cell table:formula="of:=4/[.S$2]+(1+[.S$2])^([.$A26]-1)*([.S$4]-4/[.S$2])" office:value-type="float" office:value="72.561099754736" calcext:value-type="float">
            <text:p>72.5610997547</text:p>
          </table:table-cell>
          <table:table-cell table:formula="of:=[.S25]*1.25-4" office:value-type="float" office:value="78.5" calcext:value-type="float">
            <text:p>78.5</text:p>
          </table:table-cell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table:number-columns-repeated="16"/>
          <table:table-cell table:formula="of:=[.R26]+[.S26]" office:value-type="float" office:value="1722" calcext:value-type="float">
            <text:p>1722</text:p>
          </table:table-cell>
          <table:table-cell table:formula="of:=CEILING((1+[.S$2])*([.R27]+1);1)-6-4*[.$A27]-[.R27]" office:value-type="float" office:value="72" calcext:value-type="float">
            <text:p>72</text:p>
          </table:table-cell>
          <table:table-cell table:formula="of:=4/[.S$2]+(1+[.S$2])^([.$A27]-1)*([.S$4]-4/[.S$2])" office:value-type="float" office:value="75.8172097302096" calcext:value-type="float">
            <text:p>75.8172097302</text:p>
          </table:table-cell>
          <table:table-cell table:formula="of:=[.S26]*1.25-4" office:value-type="float" office:value="82.25" calcext:value-type="float">
            <text:p>82.25</text:p>
          </table:table-cell>
        </table:table-row>
        <table:table-row table:style-name="ro1">
          <table:table-cell table:number-columns-repeated="17"/>
          <table:table-cell table:formula="of:=[.R27]+[.S27]" office:value-type="float" office:value="1794" calcext:value-type="float">
            <text:p>1794</text:p>
          </table:table-cell>
          <table:table-cell table:style-name="ce2" table:formula="of:=CEILING((1+[.S$2])*([.R28]+1);1)-6-4*[.$A28]-[.R28]" office:value-type="float" office:value="175" calcext:value-type="float">
            <text:p>175</text:p>
          </table:table-cell>
          <table:table-cell table:formula="of:=4/[.S$2]+(1+[.S$2])^([.$A28]-1)*([.S$4]-4/[.S$2])" office:value-type="float" office:value="43.6363636363636" calcext:value-type="float">
            <text:p>43.6363636364</text:p>
          </table:table-cell>
          <table:table-cell table:formula="of:=[.S27]*1.25-4" office:value-type="float" office:value="86" calcext:value-type="float">
            <text:p>86</text:p>
          </table:table-cell>
        </table:table-row>
        <table:table-row table:style-name="ro1">
          <table:table-cell table:number-columns-repeated="17"/>
          <table:table-cell table:formula="of:=[.R28]+[.S28]" office:value-type="float" office:value="1969" calcext:value-type="float">
            <text:p>1969</text:p>
          </table:table-cell>
          <table:table-cell table:style-name="ce2" table:formula="of:=CEILING((1+[.S$2])*([.R29]+1);1)-6-4*[.$A29]-[.R29]" office:value-type="float" office:value="192" calcext:value-type="float">
            <text:p>192</text:p>
          </table:table-cell>
          <table:table-cell table:formula="of:=4/[.S$2]+(1+[.S$2])^([.$A29]-1)*([.S$4]-4/[.S$2])" office:value-type="float" office:value="43.6363636363636" calcext:value-type="float">
            <text:p>43.6363636364</text:p>
          </table:table-cell>
          <table:table-cell table:formula="of:=[.S28]*1.25-4" office:value-type="float" office:value="214.75" calcext:value-type="float">
            <text:p>214.75</text:p>
          </table:table-cell>
        </table:table-row>
        <table:table-row table:style-name="ro1">
          <table:table-cell table:number-columns-repeated="17"/>
          <table:table-cell table:formula="of:=[.R29]+[.S29]" office:value-type="float" office:value="2161" calcext:value-type="float">
            <text:p>2161</text:p>
          </table:table-cell>
          <table:table-cell table:formula="of:=CEILING((1+[.S$2])*([.R30]+1);1)-6-4*[.$A30]-[.R30]" office:value-type="float" office:value="212" calcext:value-type="float">
            <text:p>212</text:p>
          </table:table-cell>
          <table:table-cell table:formula="of:=4/[.S$2]+(1+[.S$2])^([.$A30]-1)*([.S$4]-4/[.S$2])" office:value-type="float" office:value="43.6363636363636" calcext:value-type="float">
            <text:p>43.6363636364</text:p>
          </table:table-cell>
          <table:table-cell table:formula="of:=[.S29]*1.25-4" office:value-type="float" office:value="236" calcext:value-type="float">
            <text:p>236</text:p>
          </table:table-cell>
        </table:table-row>
        <table:table-row table:style-name="ro1">
          <table:table-cell table:number-columns-repeated="17"/>
          <table:table-cell table:formula="of:=[.R30]+[.S30]" office:value-type="float" office:value="2373" calcext:value-type="float">
            <text:p>2373</text:p>
          </table:table-cell>
          <table:table-cell table:style-name="ce2" table:formula="of:=CEILING((1+[.S$2])*([.R31]+1);1)-6-4*[.$A31]-[.R31]" office:value-type="float" office:value="233" calcext:value-type="float">
            <text:p>233</text:p>
          </table:table-cell>
          <table:table-cell table:formula="of:=4/[.S$2]+(1+[.S$2])^([.$A31]-1)*([.S$4]-4/[.S$2])" office:value-type="float" office:value="43.6363636363636" calcext:value-type="float">
            <text:p>43.6363636364</text:p>
          </table:table-cell>
          <table:table-cell table:formula="of:=[.S30]*1.25-4" office:value-type="float" office:value="261" calcext:value-type="float">
            <text:p>261</text:p>
          </table:table-cell>
        </table:table-row>
        <table:table-row table:style-name="ro1">
          <table:table-cell table:number-columns-repeated="17"/>
          <table:table-cell table:formula="of:=[.R31]+[.S31]" office:value-type="float" office:value="2606" calcext:value-type="float">
            <text:p>2606</text:p>
          </table:table-cell>
          <table:table-cell table:style-name="ce2" table:formula="of:=CEILING((1+[.S$2])*([.R32]+1);1)-6-4*[.$A32]-[.R32]" office:value-type="float" office:value="256" calcext:value-type="float">
            <text:p>256</text:p>
          </table:table-cell>
          <table:table-cell table:style-name="ce2" table:formula="of:=4/[.S$2]+(1+[.S$2])^([.$A32]-1)*([.S$4]-4/[.S$2])" office:value-type="float" office:value="43.6363636363636" calcext:value-type="float">
            <text:p>43.6363636364</text:p>
          </table:table-cell>
          <table:table-cell table:formula="of:=[.S31]*1.25-4" office:value-type="float" office:value="287.25" calcext:value-type="float">
            <text:p>287.25</text:p>
          </table:table-cell>
        </table:table-row>
        <table:table-row table:style-name="ro1">
          <table:table-cell table:number-columns-repeated="17"/>
          <table:table-cell table:formula="of:=[.R32]+[.S32]" office:value-type="float" office:value="2862" calcext:value-type="float">
            <text:p>2862</text:p>
          </table:table-cell>
          <table:table-cell table:style-name="ce2" table:formula="of:=CEILING((1+[.S$2])*([.R33]+1);1)-6-4*[.$A33]-[.R33]" office:value-type="float" office:value="282" calcext:value-type="float">
            <text:p>282</text:p>
          </table:table-cell>
          <table:table-cell table:style-name="ce2" table:formula="of:=4/[.S$2]+(1+[.S$2])^([.$A33]-1)*([.S$4]-4/[.S$2])" office:value-type="float" office:value="43.6363636363636" calcext:value-type="float">
            <text:p>43.6363636364</text:p>
          </table:table-cell>
          <table:table-cell table:formula="of:=[.S32]*1.25-4" office:value-type="float" office:value="316" calcext:value-type="float">
            <text:p>316</text:p>
          </table:table-cell>
        </table:table-row>
        <table:table-row table:style-name="ro1">
          <table:table-cell table:number-columns-repeated="17"/>
          <table:table-cell table:formula="of:=[.R33]+[.S33]" office:value-type="float" office:value="3144" calcext:value-type="float">
            <text:p>3144</text:p>
          </table:table-cell>
          <table:table-cell table:formula="of:=CEILING((1+[.S$2])*([.R34]+1);1)-6-4*[.$A34]-[.R34]" office:value-type="float" office:value="310" calcext:value-type="float">
            <text:p>310</text:p>
          </table:table-cell>
          <table:table-cell table:formula="of:=4/[.S$2]+(1+[.S$2])^([.$A34]-1)*([.S$4]-4/[.S$2])" office:value-type="float" office:value="43.6363636363636" calcext:value-type="float">
            <text:p>43.6363636364</text:p>
          </table:table-cell>
          <table:table-cell table:formula="of:=[.S33]*1.25-4" office:value-type="float" office:value="348.5" calcext:value-type="float">
            <text:p>348.5</text:p>
          </table:table-cell>
        </table:table-row>
        <table:table-row table:style-name="ro1">
          <table:table-cell table:number-columns-repeated="17"/>
          <table:table-cell table:formula="of:=[.R34]+[.S34]" office:value-type="float" office:value="3454" calcext:value-type="float">
            <text:p>3454</text:p>
          </table:table-cell>
          <table:table-cell table:formula="of:=CEILING((1+[.S$2])*([.R35]+1);1)-6-4*[.$A35]-[.R35]" office:value-type="float" office:value="341" calcext:value-type="float">
            <text:p>341</text:p>
          </table:table-cell>
          <table:table-cell table:formula="of:=4/[.S$2]+(1+[.S$2])^([.$A35]-1)*([.S$4]-4/[.S$2])" office:value-type="float" office:value="43.6363636363636" calcext:value-type="float">
            <text:p>43.6363636364</text:p>
          </table:table-cell>
          <table:table-cell table:formula="of:=[.S34]*1.25-4" office:value-type="float" office:value="383.5" calcext:value-type="float">
            <text:p>383.5</text:p>
          </table:table-cell>
        </table:table-row>
        <table:table-row table:style-name="ro1">
          <table:table-cell table:number-columns-repeated="17"/>
          <table:table-cell table:formula="of:=[.R35]+[.S35]" office:value-type="float" office:value="3795" calcext:value-type="float">
            <text:p>3795</text:p>
          </table:table-cell>
          <table:table-cell table:formula="of:=CEILING((1+[.S$2])*([.R36]+1);1)-6-4*[.$A36]-[.R36]" office:value-type="float" office:value="375" calcext:value-type="float">
            <text:p>375</text:p>
          </table:table-cell>
          <table:table-cell table:formula="of:=4/[.S$2]+(1+[.S$2])^([.$A36]-1)*([.S$4]-4/[.S$2])" office:value-type="float" office:value="43.6363636363636" calcext:value-type="float">
            <text:p>43.6363636364</text:p>
          </table:table-cell>
          <table:table-cell table:formula="of:=[.S35]*1.25-4" office:value-type="float" office:value="422.25" calcext:value-type="float">
            <text:p>422.25</text:p>
          </table:table-cell>
        </table:table-row>
        <table:table-row table:style-name="ro1">
          <table:table-cell table:number-columns-repeated="17"/>
          <table:table-cell table:formula="of:=[.R36]+[.S36]" office:value-type="float" office:value="4170" calcext:value-type="float">
            <text:p>4170</text:p>
          </table:table-cell>
          <table:table-cell table:formula="of:=CEILING((1+[.S$2])*([.R37]+1);1)-6-4*[.$A37]-[.R37]" office:value-type="float" office:value="413" calcext:value-type="float">
            <text:p>413</text:p>
          </table:table-cell>
          <table:table-cell table:formula="of:=4/[.S$2]+(1+[.S$2])^([.$A37]-1)*([.S$4]-4/[.S$2])" office:value-type="float" office:value="43.6363636363636" calcext:value-type="float">
            <text:p>43.6363636364</text:p>
          </table:table-cell>
          <table:table-cell table:formula="of:=[.S36]*1.25-4" office:value-type="float" office:value="464.75" calcext:value-type="float">
            <text:p>464.75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k (table)</text:p>
          </table:table-cell>
          <table:table-cell table:number-columns-repeated="3"/>
          <table:table-cell office:value-type="string" calcext:value-type="string">
            <text:p>k (table)</text:p>
          </table:table-cell>
          <table:table-cell table:number-columns-repeated="3"/>
          <table:table-cell office:value-type="string" calcext:value-type="string">
            <text:p>k (table)</text:p>
          </table:table-cell>
          <table:table-cell table:number-columns-repeated="3"/>
          <table:table-cell office:value-type="string" calcext:value-type="string">
            <text:p>k (table)</text:p>
          </table:table-cell>
          <table:table-cell table:number-columns-repeated="3"/>
          <table:table-cell office:value-type="string" calcext:value-type="string">
            <text:p>k (tabl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S$2]*[.S$2]*[.S41]-10*[.S$2]-4" office:value-type="float" office:value="-4.6" calcext:value-type="float">
            <text:p>-4.6</text:p>
          </table:table-cell>
          <table:table-cell/>
        </table:table-row>
        <table:table-row table:style-name="ro1">
          <table:table-cell table:number-columns-repeated="2"/>
          <table:table-cell table:formula="of:=CEILING(([.C41]+1)*(1+[.C$2]);1)-4" office:value-type="float" office:value="6" calcext:value-type="float">
            <text:p>6</text:p>
          </table:table-cell>
          <table:table-cell table:number-columns-repeated="3"/>
          <table:table-cell table:formula="of:=CEILING(([.G41]+1)*(1+[.G$2]);1)-4" office:value-type="float" office:value="5" calcext:value-type="float">
            <text:p>5</text:p>
          </table:table-cell>
          <table:table-cell table:number-columns-repeated="3"/>
          <table:table-cell table:formula="of:=CEILING(([.K41]+1)*(1+[.K$2]);1)-4" office:value-type="float" office:value="10" calcext:value-type="float">
            <text:p>10</text:p>
          </table:table-cell>
          <table:table-cell table:number-columns-repeated="3"/>
          <table:table-cell table:formula="of:=CEILING(([.O41]+1)*(1+[.O$2]);1)-4" office:value-type="float" office:value="18" calcext:value-type="float">
            <text:p>18</text:p>
          </table:table-cell>
          <table:table-cell table:number-columns-repeated="3"/>
          <table:table-cell table:formula="of:=CEILING(([.S41]+1)*(1+[.S$2]);1)-4" office:value-type="float" office:value="42" calcext:value-type="float">
            <text:p>42</text:p>
          </table:table-cell>
          <table:table-cell table:formula="of:=[.S$2]*[.S$2]*[.S42]-10*[.S$2]-4" office:value-type="float" office:value="-4.58" calcext:value-type="float">
            <text:p>-4.58</text:p>
          </table:table-cell>
          <table:table-cell/>
        </table:table-row>
        <table:table-row table:style-name="ro1">
          <table:table-cell table:number-columns-repeated="2"/>
          <table:table-cell table:formula="of:=CEILING(([.C42]+1)*(1+[.C$2]);1)-4" office:value-type="float" office:value="10" calcext:value-type="float">
            <text:p>10</text:p>
          </table:table-cell>
          <table:table-cell table:number-columns-repeated="3"/>
          <table:table-cell table:formula="of:=CEILING(([.G42]+1)*(1+[.G$2]);1)-4" office:value-type="float" office:value="14" calcext:value-type="float">
            <text:p>14</text:p>
          </table:table-cell>
          <table:table-cell table:number-columns-repeated="3"/>
          <table:table-cell table:formula="of:=CEILING(([.K42]+1)*(1+[.K$2]);1)-4" office:value-type="float" office:value="13" calcext:value-type="float">
            <text:p>13</text:p>
          </table:table-cell>
          <table:table-cell table:number-columns-repeated="3"/>
          <table:table-cell table:formula="of:=CEILING(([.O42]+1)*(1+[.O$2]);1)-4" office:value-type="float" office:value="20" calcext:value-type="float">
            <text:p>20</text:p>
          </table:table-cell>
          <table:table-cell table:number-columns-repeated="3"/>
          <table:table-cell table:formula="of:=CEILING(([.S42]+1)*(1+[.S$2]);1)-4" office:value-type="float" office:value="44" calcext:value-type="float">
            <text:p>44</text:p>
          </table:table-cell>
          <table:table-cell table:formula="of:=[.S$2]*[.S$2]*[.S43]-10*[.S$2]-4" office:value-type="float" office:value="-4.56" calcext:value-type="float">
            <text:p>-4.56</text:p>
          </table:table-cell>
          <table:table-cell/>
        </table:table-row>
        <table:table-row table:style-name="ro1">
          <table:table-cell table:number-columns-repeated="2"/>
          <table:table-cell table:formula="of:=CEILING(([.C43]+1)*(1+[.C$2]);1)-4" office:value-type="float" office:value="18" calcext:value-type="float">
            <text:p>18</text:p>
          </table:table-cell>
          <table:table-cell table:number-columns-repeated="7"/>
          <table:table-cell table:formula="of:=CEILING(([.K43]+1)*(1+[.K$2]);1)-4" office:value-type="float" office:value="17" calcext:value-type="float">
            <text:p>17</text:p>
          </table:table-cell>
          <table:table-cell table:number-columns-repeated="3"/>
          <table:table-cell table:formula="of:=CEILING(([.O43]+1)*(1+[.O$2]);1)-4" office:value-type="float" office:value="23" calcext:value-type="float">
            <text:p>23</text:p>
          </table:table-cell>
          <table:table-cell table:number-columns-repeated="3"/>
          <table:table-cell table:formula="of:=CEILING(([.S43]+1)*(1+[.S$2]);1)-4" office:value-type="float" office:value="46" calcext:value-type="float">
            <text:p>46</text:p>
          </table:table-cell>
          <table:table-cell table:formula="of:=[.S$2]*[.S$2]*[.S44]-10*[.S$2]-4" office:value-type="float" office:value="-4.54" calcext:value-type="float">
            <text:p>-4.54</text:p>
          </table:table-cell>
          <table:table-cell/>
        </table:table-row>
        <table:table-row table:style-name="ro1">
          <table:table-cell table:number-columns-repeated="10"/>
          <table:table-cell table:formula="of:=CEILING(([.K44]+1)*(1+[.K$2]);1)-4" office:value-type="float" office:value="23" calcext:value-type="float">
            <text:p>23</text:p>
          </table:table-cell>
          <table:table-cell table:number-columns-repeated="3"/>
          <table:table-cell table:formula="of:=CEILING(([.O44]+1)*(1+[.O$2]);1)-4" office:value-type="float" office:value="26" calcext:value-type="float">
            <text:p>26</text:p>
          </table:table-cell>
          <table:table-cell table:number-columns-repeated="3"/>
          <table:table-cell table:formula="of:=CEILING(([.S44]+1)*(1+[.S$2]);1)-4" office:value-type="float" office:value="48" calcext:value-type="float">
            <text:p>48</text:p>
          </table:table-cell>
          <table:table-cell table:formula="of:=[.S$2]*[.S$2]*[.S45]-10*[.S$2]-4" office:value-type="float" office:value="-4.52" calcext:value-type="float">
            <text:p>-4.52</text:p>
          </table:table-cell>
          <table:table-cell/>
        </table:table-row>
        <table:table-row table:style-name="ro1">
          <table:table-cell table:number-columns-repeated="10"/>
          <table:table-cell table:formula="of:=CEILING(([.K45]+1)*(1+[.K$2]);1)-4" office:value-type="float" office:value="32" calcext:value-type="float">
            <text:p>32</text:p>
          </table:table-cell>
          <table:table-cell table:number-columns-repeated="3"/>
          <table:table-cell table:formula="of:=CEILING(([.O45]+1)*(1+[.O$2]);1)-4" office:value-type="float" office:value="30" calcext:value-type="float">
            <text:p>30</text:p>
          </table:table-cell>
          <table:table-cell table:number-columns-repeated="3"/>
          <table:table-cell table:formula="of:=CEILING(([.S45]+1)*(1+[.S$2]);1)-4" office:value-type="float" office:value="50" calcext:value-type="float">
            <text:p>50</text:p>
          </table:table-cell>
          <table:table-cell table:formula="of:=[.S$2]*[.S$2]*[.S46]-10*[.S$2]-4" office:value-type="float" office:value="-4.5" calcext:value-type="float">
            <text:p>-4.5</text:p>
          </table:table-cell>
          <table:table-cell/>
        </table:table-row>
        <table:table-row table:style-name="ro1">
          <table:table-cell table:number-columns-repeated="10"/>
          <table:table-cell table:formula="of:=CEILING(([.K46]+1)*(1+[.K$2]);1)-4" office:value-type="float" office:value="46" calcext:value-type="float">
            <text:p>46</text:p>
          </table:table-cell>
          <table:table-cell table:number-columns-repeated="3"/>
          <table:table-cell table:formula="of:=CEILING(([.O46]+1)*(1+[.O$2]);1)-4" office:value-type="float" office:value="35" calcext:value-type="float">
            <text:p>35</text:p>
          </table:table-cell>
          <table:table-cell table:number-columns-repeated="3"/>
          <table:table-cell table:formula="of:=CEILING(([.S46]+1)*(1+[.S$2]);1)-4" office:value-type="float" office:value="53" calcext:value-type="float">
            <text:p>53</text:p>
          </table:table-cell>
          <table:table-cell table:formula="of:=[.S$2]*[.S$2]*[.S47]-10*[.S$2]-4" office:value-type="float" office:value="-4.47" calcext:value-type="float">
            <text:p>-4.47</text:p>
          </table:table-cell>
          <table:table-cell/>
        </table:table-row>
        <table:table-row table:style-name="ro1">
          <table:table-cell table:number-columns-repeated="14"/>
          <table:table-cell table:formula="of:=CEILING(([.O47]+1)*(1+[.O$2]);1)-4" office:value-type="float" office:value="41" calcext:value-type="float">
            <text:p>41</text:p>
          </table:table-cell>
          <table:table-cell table:number-columns-repeated="3"/>
          <table:table-cell table:formula="of:=CEILING(([.S47]+1)*(1+[.S$2]);1)-4" office:value-type="float" office:value="56" calcext:value-type="float">
            <text:p>56</text:p>
          </table:table-cell>
          <table:table-cell table:formula="of:=[.S$2]*[.S$2]*[.S48]-10*[.S$2]-4" office:value-type="float" office:value="-4.44" calcext:value-type="float">
            <text:p>-4.44</text:p>
          </table:table-cell>
          <table:table-cell/>
        </table:table-row>
        <table:table-row table:style-name="ro1">
          <table:table-cell table:number-columns-repeated="14"/>
          <table:table-cell table:formula="of:=CEILING(([.O48]+1)*(1+[.O$2]);1)-4" office:value-type="float" office:value="49" calcext:value-type="float">
            <text:p>49</text:p>
          </table:table-cell>
          <table:table-cell table:number-columns-repeated="3"/>
          <table:table-cell table:formula="of:=CEILING(([.S48]+1)*(1+[.S$2]);1)-4" office:value-type="float" office:value="59" calcext:value-type="float">
            <text:p>59</text:p>
          </table:table-cell>
          <table:table-cell table:formula="of:=[.S$2]*[.S$2]*[.S49]-10*[.S$2]-4" office:value-type="float" office:value="-4.41" calcext:value-type="float">
            <text:p>-4.41</text:p>
          </table:table-cell>
          <table:table-cell/>
        </table:table-row>
        <table:table-row table:style-name="ro1">
          <table:table-cell table:number-columns-repeated="14"/>
          <table:table-cell table:formula="of:=CEILING(([.O49]+1)*(1+[.O$2]);1)-4" office:value-type="float" office:value="59" calcext:value-type="float">
            <text:p>59</text:p>
          </table:table-cell>
          <table:table-cell table:number-columns-repeated="3"/>
          <table:table-cell table:formula="of:=CEILING(([.S49]+1)*(1+[.S$2]);1)-4" office:value-type="float" office:value="62" calcext:value-type="float">
            <text:p>62</text:p>
          </table:table-cell>
          <table:table-cell table:formula="of:=[.S$2]*[.S$2]*[.S50]-10*[.S$2]-4" office:value-type="float" office:value="-4.38" calcext:value-type="float">
            <text:p>-4.38</text:p>
          </table:table-cell>
          <table:table-cell/>
        </table:table-row>
        <table:table-row table:style-name="ro1">
          <table:table-cell table:number-columns-repeated="14"/>
          <table:table-cell table:formula="of:=CEILING(([.O50]+1)*(1+[.O$2]);1)-4" office:value-type="float" office:value="71" calcext:value-type="float">
            <text:p>71</text:p>
          </table:table-cell>
          <table:table-cell table:number-columns-repeated="3"/>
          <table:table-cell table:formula="of:=CEILING(([.S50]+1)*(1+[.S$2]);1)-4" office:value-type="float" office:value="66" calcext:value-type="float">
            <text:p>66</text:p>
          </table:table-cell>
          <table:table-cell table:formula="of:=[.S$2]*[.S$2]*[.S51]-10*[.S$2]-4" office:value-type="float" office:value="-4.34" calcext:value-type="float">
            <text:p>-4.34</text:p>
          </table:table-cell>
          <table:table-cell/>
        </table:table-row>
        <table:table-row table:style-name="ro1">
          <table:table-cell table:number-columns-repeated="14"/>
          <table:table-cell table:formula="of:=CEILING(([.O51]+1)*(1+[.O$2]);1)-4" office:value-type="float" office:value="86" calcext:value-type="float">
            <text:p>86</text:p>
          </table:table-cell>
          <table:table-cell table:number-columns-repeated="3"/>
          <table:table-cell table:formula="of:=CEILING(([.S51]+1)*(1+[.S$2]);1)-4" office:value-type="float" office:value="70" calcext:value-type="float">
            <text:p>70</text:p>
          </table:table-cell>
          <table:table-cell table:formula="of:=[.S$2]*[.S$2]*[.S52]-10*[.S$2]-4" office:value-type="float" office:value="-4.3" calcext:value-type="float">
            <text:p>-4.3</text:p>
          </table:table-cell>
          <table:table-cell/>
        </table:table-row>
        <table:table-row table:style-name="ro1">
          <table:table-cell table:number-columns-repeated="14"/>
          <table:table-cell table:formula="of:=CEILING(([.O52]+1)*(1+[.O$2]);1)-4" office:value-type="float" office:value="105" calcext:value-type="float">
            <text:p>105</text:p>
          </table:table-cell>
          <table:table-cell table:number-columns-repeated="3"/>
          <table:table-cell table:formula="of:=CEILING(([.S52]+1)*(1+[.S$2]);1)-4" office:value-type="float" office:value="75" calcext:value-type="float">
            <text:p>75</text:p>
          </table:table-cell>
          <table:table-cell table:formula="of:=[.S$2]*[.S$2]*[.S53]-10*[.S$2]-4" office:value-type="float" office:value="-4.25" calcext:value-type="float">
            <text:p>-4.25</text:p>
          </table:table-cell>
          <table:table-cell/>
        </table:table-row>
        <table:table-row table:style-name="ro1">
          <table:table-cell table:number-columns-repeated="14"/>
          <table:table-cell table:formula="of:=CEILING(([.O53]+1)*(1+[.O$2]);1)-4" office:value-type="float" office:value="129" calcext:value-type="float">
            <text:p>129</text:p>
          </table:table-cell>
          <table:table-cell table:number-columns-repeated="3"/>
          <table:table-cell table:formula="of:=CEILING(([.S53]+1)*(1+[.S$2]);1)-4" office:value-type="float" office:value="80" calcext:value-type="float">
            <text:p>80</text:p>
          </table:table-cell>
          <table:table-cell table:formula="of:=[.S$2]*[.S$2]*[.S54]-10*[.S$2]-4" office:value-type="float" office:value="-4.2" calcext:value-type="float">
            <text:p>-4.2</text:p>
          </table:table-cell>
          <table:table-cell/>
        </table:table-row>
        <table:table-row table:style-name="ro1">
          <table:table-cell table:number-columns-repeated="14"/>
          <table:table-cell table:formula="of:=CEILING(([.O54]+1)*(1+[.O$2]);1)-4" office:value-type="float" office:value="159" calcext:value-type="float">
            <text:p>159</text:p>
          </table:table-cell>
          <table:table-cell table:number-columns-repeated="3"/>
          <table:table-cell table:formula="of:=CEILING(([.S54]+1)*(1+[.S$2]);1)-4" office:value-type="float" office:value="86" calcext:value-type="float">
            <text:p>86</text:p>
          </table:table-cell>
          <table:table-cell table:formula="of:=[.S$2]*[.S$2]*[.S55]-10*[.S$2]-4" office:value-type="float" office:value="-4.14" calcext:value-type="float">
            <text:p>-4.14</text:p>
          </table:table-cell>
          <table:table-cell/>
        </table:table-row>
        <table:table-row table:style-name="ro1">
          <table:table-cell table:number-columns-repeated="14"/>
          <table:table-cell table:formula="of:=CEILING(([.O55]+1)*(1+[.O$2]);1)-4" office:value-type="float" office:value="196" calcext:value-type="float">
            <text:p>196</text:p>
          </table:table-cell>
          <table:table-cell table:number-columns-repeated="3"/>
          <table:table-cell table:formula="of:=CEILING(([.S55]+1)*(1+[.S$2]);1)-4" office:value-type="float" office:value="92" calcext:value-type="float">
            <text:p>92</text:p>
          </table:table-cell>
          <table:table-cell table:formula="of:=[.S$2]*[.S$2]*[.S56]-10*[.S$2]-4" office:value-type="float" office:value="-4.08" calcext:value-type="float">
            <text:p>-4.08</text:p>
          </table:table-cell>
          <table:table-cell/>
        </table:table-row>
        <table:table-row table:style-name="ro1">
          <table:table-cell table:number-columns-repeated="14"/>
          <table:table-cell table:formula="of:=CEILING(([.O56]+1)*(1+[.O$2]);1)-4" office:value-type="float" office:value="243" calcext:value-type="float">
            <text:p>243</text:p>
          </table:table-cell>
          <table:table-cell table:number-columns-repeated="3"/>
          <table:table-cell table:formula="of:=CEILING(([.S56]+1)*(1+[.S$2]);1)-4" office:value-type="float" office:value="99" calcext:value-type="float">
            <text:p>99</text:p>
          </table:table-cell>
          <table:table-cell table:formula="of:=[.S$2]*[.S$2]*[.S57]-10*[.S$2]-4" office:value-type="float" office:value="-4.01" calcext:value-type="float">
            <text:p>-4.01</text:p>
          </table:table-cell>
          <table:table-cell/>
        </table:table-row>
        <table:table-row table:style-name="ro1">
          <table:table-cell table:number-columns-repeated="18"/>
          <table:table-cell table:formula="of:=CEILING(([.S57]+1)*(1+[.S$2]);1)-4" office:value-type="float" office:value="106" calcext:value-type="float">
            <text:p>106</text:p>
          </table:table-cell>
          <table:table-cell table:formula="of:=[.S$2]*[.S$2]*[.S58]-10*[.S$2]-4" office:value-type="float" office:value="-3.94" calcext:value-type="float">
            <text:p>-3.94</text:p>
          </table:table-cell>
          <table:table-cell/>
        </table:table-row>
        <table:table-row table:style-name="ro1">
          <table:table-cell table:number-columns-repeated="18"/>
          <table:table-cell table:formula="of:=CEILING(([.S58]+1)*(1+[.S$2]);1)-4" office:value-type="float" office:value="114" calcext:value-type="float">
            <text:p>114</text:p>
          </table:table-cell>
          <table:table-cell table:formula="of:=[.S$2]*[.S$2]*[.S59]-10*[.S$2]-4" office:value-type="float" office:value="-3.86" calcext:value-type="float">
            <text:p>-3.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ortized</text:p>
          </table:table-cell>
          <table:table-cell table:formula="of:=SUM([.C41:.C44])/[.C44]" office:value-type="float" office:value="2.11111111111111" calcext:value-type="float">
            <text:p>2.1111111111</text:p>
          </table:table-cell>
          <table:table-cell table:number-columns-repeated="2"/>
          <table:table-cell office:value-type="string" calcext:value-type="string">
            <text:p>amortized</text:p>
          </table:table-cell>
          <table:table-cell table:formula="of:=SUM([.G41:.G43])/[.G43]" office:value-type="float" office:value="1.5" calcext:value-type="float">
            <text:p>1.5</text:p>
          </table:table-cell>
          <table:table-cell table:number-columns-repeated="2"/>
          <table:table-cell office:value-type="string" calcext:value-type="string">
            <text:p>amortized</text:p>
          </table:table-cell>
          <table:table-cell table:formula="of:=SUM([.K41:.K47])/[.K47]" office:value-type="float" office:value="3.23913043478261" calcext:value-type="float">
            <text:p>3.2391304348</text:p>
          </table:table-cell>
          <table:table-cell table:number-columns-repeated="2"/>
          <table:table-cell office:value-type="string" calcext:value-type="string">
            <text:p>amortized</text:p>
          </table:table-cell>
          <table:table-cell table:formula="of:=SUM([.O41:.O57])/[.O57]" office:value-type="float" office:value="5.37448559670782" calcext:value-type="float">
            <text:p>5.3744855967</text:p>
          </table:table-cell>
          <table:table-cell table:number-columns-repeated="3"/>
          <table:table-cell table:formula="of:=CEILING(([.S59]+1)*(1+[.S$2]);1)-4" office:value-type="float" office:value="123" calcext:value-type="float">
            <text:p>123</text:p>
          </table:table-cell>
          <table:table-cell table:formula="of:=[.S$2]*[.S$2]*[.S60]-10*[.S$2]-4" office:value-type="float" office:value="-3.77" calcext:value-type="float">
            <text:p>-3.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verhead</text:p>
          </table:table-cell>
          <table:table-cell table:number-columns-repeated="3"/>
          <table:table-cell office:value-type="string" calcext:value-type="string">
            <text:p>overhead</text:p>
          </table:table-cell>
          <table:table-cell table:number-columns-repeated="3"/>
          <table:table-cell office:value-type="string" calcext:value-type="string">
            <text:p>overhead</text:p>
          </table:table-cell>
          <table:table-cell table:number-columns-repeated="3"/>
          <table:table-cell office:value-type="string" calcext:value-type="string">
            <text:p>overhead</text:p>
          </table:table-cell>
          <table:table-cell table:number-columns-repeated="4"/>
          <table:table-cell table:formula="of:=CEILING(([.S60]+1)*(1+[.S$2]);1)-4" office:value-type="float" office:value="133" calcext:value-type="float">
            <text:p>133</text:p>
          </table:table-cell>
          <table:table-cell table:formula="of:=[.S$2]*[.S$2]*[.S61]-10*[.S$2]-4" office:value-type="float" office:value="-3.67" calcext:value-type="float">
            <text:p>-3.67</text:p>
          </table:table-cell>
          <table:table-cell/>
        </table:table-row>
        <table:table-row table:style-name="ro1">
          <table:table-cell table:number-columns-repeated="18"/>
          <table:table-cell table:formula="of:=CEILING(([.S61]+1)*(1+[.S$2]);1)-4" office:value-type="float" office:value="144" calcext:value-type="float">
            <text:p>144</text:p>
          </table:table-cell>
          <table:table-cell table:formula="of:=[.S$2]*[.S$2]*[.S62]-10*[.S$2]-4" office:value-type="float" office:value="-3.56" calcext:value-type="float">
            <text:p>-3.56</text:p>
          </table:table-cell>
          <table:table-cell/>
        </table:table-row>
        <table:table-row table:style-name="ro1">
          <table:table-cell table:number-columns-repeated="18"/>
          <table:table-cell table:formula="of:=CEILING(([.S62]+1)*(1+[.S$2]);1)-4" office:value-type="float" office:value="156" calcext:value-type="float">
            <text:p>156</text:p>
          </table:table-cell>
          <table:table-cell table:formula="of:=[.S$2]*[.S$2]*[.S63]-10*[.S$2]-4" office:value-type="float" office:value="-3.44" calcext:value-type="float">
            <text:p>-3.44</text:p>
          </table:table-cell>
          <table:table-cell/>
        </table:table-row>
        <table:table-row table:style-name="ro1">
          <table:table-cell table:number-columns-repeated="18"/>
          <table:table-cell table:formula="of:=CEILING(([.S63]+1)*(1+[.S$2]);1)-4" office:value-type="float" office:value="169" calcext:value-type="float">
            <text:p>169</text:p>
          </table:table-cell>
          <table:table-cell table:formula="of:=[.S$2]*[.S$2]*[.S64]-10*[.S$2]-4" office:value-type="float" office:value="-3.31" calcext:value-type="float">
            <text:p>-3.31</text:p>
          </table:table-cell>
          <table:table-cell/>
        </table:table-row>
        <table:table-row table:style-name="ro1">
          <table:table-cell table:number-columns-repeated="18"/>
          <table:table-cell table:formula="of:=CEILING(([.S64]+1)*(1+[.S$2]);1)-4" office:value-type="float" office:value="183" calcext:value-type="float">
            <text:p>183</text:p>
          </table:table-cell>
          <table:table-cell table:formula="of:=[.S$2]*[.S$2]*[.S65]-10*[.S$2]-4" office:value-type="float" office:value="-3.17" calcext:value-type="float">
            <text:p>-3.17</text:p>
          </table:table-cell>
          <table:table-cell/>
        </table:table-row>
        <table:table-row table:style-name="ro1">
          <table:table-cell table:number-columns-repeated="18"/>
          <table:table-cell table:formula="of:=CEILING(([.S65]+1)*(1+[.S$2]);1)-4" office:value-type="float" office:value="199" calcext:value-type="float">
            <text:p>199</text:p>
          </table:table-cell>
          <table:table-cell table:formula="of:=[.S$2]*[.S$2]*[.S66]-10*[.S$2]-4" office:value-type="float" office:value="-3.01" calcext:value-type="float">
            <text:p>-3.01</text:p>
          </table:table-cell>
          <table:table-cell/>
        </table:table-row>
        <table:table-row table:style-name="ro1">
          <table:table-cell table:number-columns-repeated="18"/>
          <table:table-cell table:formula="of:=CEILING(([.S66]+1)*(1+[.S$2]);1)-4" office:value-type="float" office:value="216" calcext:value-type="float">
            <text:p>216</text:p>
          </table:table-cell>
          <table:table-cell table:formula="of:=[.S$2]*[.S$2]*[.S67]-10*[.S$2]-4" office:value-type="float" office:value="-2.84" calcext:value-type="float">
            <text:p>-2.84</text:p>
          </table:table-cell>
          <table:table-cell/>
        </table:table-row>
        <table:table-row table:style-name="ro1">
          <table:table-cell table:number-columns-repeated="18"/>
          <table:table-cell table:formula="of:=CEILING(([.S67]+1)*(1+[.S$2]);1)-4" office:value-type="float" office:value="235" calcext:value-type="float">
            <text:p>235</text:p>
          </table:table-cell>
          <table:table-cell table:formula="of:=[.S$2]*[.S$2]*[.S68]-10*[.S$2]-4" office:value-type="float" office:value="-2.65" calcext:value-type="float">
            <text:p>-2.65</text:p>
          </table:table-cell>
          <table:table-cell/>
        </table:table-row>
        <table:table-row table:style-name="ro1">
          <table:table-cell table:number-columns-repeated="18"/>
          <table:table-cell table:formula="of:=CEILING(([.S68]+1)*(1+[.S$2]);1)-4" office:value-type="float" office:value="256" calcext:value-type="float">
            <text:p>256</text:p>
          </table:table-cell>
          <table:table-cell table:formula="of:=[.S$2]*[.S$2]*[.S69]-10*[.S$2]-4" office:value-type="float" office:value="-2.44" calcext:value-type="float">
            <text:p>-2.44</text:p>
          </table:table-cell>
          <table:table-cell/>
        </table:table-row>
        <table:table-row table:style-name="ro1">
          <table:table-cell table:number-columns-repeated="18"/>
          <table:table-cell table:formula="of:=CEILING(([.S69]+1)*(1+[.S$2]);1)-4" office:value-type="float" office:value="279" calcext:value-type="float">
            <text:p>279</text:p>
          </table:table-cell>
          <table:table-cell table:formula="of:=[.S$2]*[.S$2]*[.S70]-10*[.S$2]-4" office:value-type="float" office:value="-2.21" calcext:value-type="float">
            <text:p>-2.21</text:p>
          </table:table-cell>
          <table:table-cell/>
        </table:table-row>
        <table:table-row table:style-name="ro1">
          <table:table-cell table:number-columns-repeated="18"/>
          <table:table-cell table:formula="of:=CEILING(([.S70]+1)*(1+[.S$2]);1)-4" office:value-type="float" office:value="304" calcext:value-type="float">
            <text:p>304</text:p>
          </table:table-cell>
          <table:table-cell table:formula="of:=[.S$2]*[.S$2]*[.S71]-10*[.S$2]-4" office:value-type="float" office:value="-1.96" calcext:value-type="float">
            <text:p>-1.96</text:p>
          </table:table-cell>
          <table:table-cell/>
        </table:table-row>
        <table:table-row table:style-name="ro1">
          <table:table-cell table:number-columns-repeated="18"/>
          <table:table-cell table:formula="of:=CEILING(([.S71]+1)*(1+[.S$2]);1)-4" office:value-type="float" office:value="332" calcext:value-type="float">
            <text:p>332</text:p>
          </table:table-cell>
          <table:table-cell table:formula="of:=[.S$2]*[.S$2]*[.S72]-10*[.S$2]-4" office:value-type="float" office:value="-1.68" calcext:value-type="float">
            <text:p>-1.68</text:p>
          </table:table-cell>
          <table:table-cell/>
        </table:table-row>
        <table:table-row table:style-name="ro1">
          <table:table-cell table:number-columns-repeated="18"/>
          <table:table-cell table:formula="of:=CEILING(([.S72]+1)*(1+[.S$2]);1)-4" office:value-type="float" office:value="363" calcext:value-type="float">
            <text:p>363</text:p>
          </table:table-cell>
          <table:table-cell table:formula="of:=[.S$2]*[.S$2]*[.S73]-10*[.S$2]-4" office:value-type="float" office:value="-1.37" calcext:value-type="float">
            <text:p>-1.37</text:p>
          </table:table-cell>
          <table:table-cell/>
        </table:table-row>
        <table:table-row table:style-name="ro1">
          <table:table-cell table:number-columns-repeated="18"/>
          <table:table-cell table:formula="of:=CEILING(([.S73]+1)*(1+[.S$2]);1)-4" office:value-type="float" office:value="397" calcext:value-type="float">
            <text:p>397</text:p>
          </table:table-cell>
          <table:table-cell table:formula="of:=[.S$2]*[.S$2]*[.S74]-10*[.S$2]-4" office:value-type="float" office:value="-1.03" calcext:value-type="float">
            <text:p>-1.03</text:p>
          </table:table-cell>
          <table:table-cell/>
        </table:table-row>
        <table:table-row table:style-name="ro1">
          <table:table-cell table:number-columns-repeated="18"/>
          <table:table-cell table:formula="of:=CEILING(([.S74]+1)*(1+[.S$2]);1)-4" office:value-type="float" office:value="434" calcext:value-type="float">
            <text:p>434</text:p>
          </table:table-cell>
          <table:table-cell table:formula="of:=[.S$2]*[.S$2]*[.S75]-10*[.S$2]-4" office:value-type="float" office:value="-0.659999999999999" calcext:value-type="float">
            <text:p>-0.66</text:p>
          </table:table-cell>
          <table:table-cell/>
        </table:table-row>
        <table:table-row table:style-name="ro1">
          <table:table-cell table:number-columns-repeated="18"/>
          <table:table-cell table:formula="of:=CEILING(([.S75]+1)*(1+[.S$2]);1)-4" office:value-type="float" office:value="475" calcext:value-type="float">
            <text:p>475</text:p>
          </table:table-cell>
          <table:table-cell table:formula="of:=[.S$2]*[.S$2]*[.S76]-10*[.S$2]-4" office:value-type="float" office:value="-0.249999999999999" calcext:value-type="float">
            <text:p>-0.25</text:p>
          </table:table-cell>
          <table:table-cell/>
        </table:table-row>
        <table:table-row table:style-name="ro1">
          <table:table-cell table:number-columns-repeated="18"/>
          <table:table-cell table:formula="of:=CEILING(([.S76]+1)*(1+[.S$2]);1)-4" office:value-type="float" office:value="520" calcext:value-type="float">
            <text:p>520</text:p>
          </table:table-cell>
          <table:table-cell table:formula="of:=[.S$2]*[.S$2]*[.S77]-10*[.S$2]-4" office:value-type="float" office:value="0.200000000000001" calcext:value-type="float">
            <text:p>0.2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7"/>
          <table:table-cell office:value-type="string" calcext:value-type="string">
            <text:p>amortized</text:p>
          </table:table-cell>
          <table:table-cell table:formula="of:=SUM([.S41:.S77])/[.S77]" office:value-type="float" office:value="11.9346153846154" calcext:value-type="float">
            <text:p>11.9346153846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string" calcext:value-type="string">
            <text:p>overhea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 style:data-style-name="N2" text:time-value="11:51:55.3519805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1:06:46.231061288</meta:creation-date>
    <meta:generator>LibreOffice/4.2.8.2$Linux_X86_64 LibreOffice_project/420m0$Build-2</meta:generator>
    <dc:date>2017-06-02T12:03:58.538776952</dc:date>
    <meta:editing-duration>PT27M3S</meta:editing-duration>
    <meta:editing-cycles>19</meta:editing-cycles>
    <meta:document-statistic meta:table-count="1" meta:cell-count="613" meta:object-count="0"/>
  </office:meta>
</office:document-meta>
</file>